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a4f5" officeooo:paragraph-rsid="0004a4f5"/>
    </style:style>
    <style:style style:name="P2" style:family="paragraph" style:parent-style-name="Standard">
      <style:text-properties fo:font-weight="bold" officeooo:rsid="00067228" officeooo:paragraph-rsid="00067228" style:font-weight-asian="bold" style:font-weight-complex="bold"/>
    </style:style>
    <style:style style:name="P3" style:family="paragraph" style:parent-style-name="Standard">
      <style:text-properties fo:font-weight="bold" officeooo:rsid="001d98cd" officeooo:paragraph-rsid="001d98cd" style:font-weight-asian="bold" style:font-weight-complex="bold"/>
    </style:style>
    <style:style style:name="P4" style:family="paragraph" style:parent-style-name="Standard">
      <style:text-properties fo:font-weight="bold" officeooo:rsid="00210b7d" officeooo:paragraph-rsid="00210b7d" style:font-weight-asian="bold" style:font-weight-complex="bold"/>
    </style:style>
    <style:style style:name="P5" style:family="paragraph" style:parent-style-name="Standard">
      <style:text-properties fo:font-weight="bold" officeooo:rsid="00484c44" officeooo:paragraph-rsid="00484c44" style:font-weight-asian="bold" style:font-weight-complex="bold"/>
    </style:style>
    <style:style style:name="P6" style:family="paragraph" style:parent-style-name="Standard">
      <style:text-properties fo:font-weight="bold" officeooo:rsid="00795e34" officeooo:paragraph-rsid="00795e34" style:font-weight-asian="bold" style:font-weight-complex="bold"/>
    </style:style>
    <style:style style:name="P7" style:family="paragraph" style:parent-style-name="Standard">
      <style:text-properties fo:font-weight="bold" officeooo:rsid="001f9e38" officeooo:paragraph-rsid="001f9e38" style:font-weight-asian="bold" style:font-weight-complex="bold"/>
    </style:style>
    <style:style style:name="P8" style:family="paragraph" style:parent-style-name="Standard">
      <style:text-properties fo:font-weight="normal" officeooo:rsid="00090756" officeooo:paragraph-rsid="001d98cd" style:font-weight-asian="normal" style:font-weight-complex="normal"/>
    </style:style>
    <style:style style:name="P9" style:family="paragraph" style:parent-style-name="Standard">
      <style:text-properties fo:font-weight="normal" officeooo:rsid="002ee269" officeooo:paragraph-rsid="002c161a" style:font-weight-asian="normal" style:font-weight-complex="normal"/>
    </style:style>
    <style:style style:name="P10" style:family="paragraph" style:parent-style-name="Standard">
      <style:text-properties fo:font-weight="normal" officeooo:rsid="00210b7d" officeooo:paragraph-rsid="00210b7d" style:font-weight-asian="normal" style:font-weight-complex="normal"/>
    </style:style>
    <style:style style:name="P11" style:family="paragraph" style:parent-style-name="Standard">
      <style:text-properties fo:font-weight="normal" officeooo:rsid="00210b7d" officeooo:paragraph-rsid="00ce9fa0" style:font-weight-asian="normal" style:font-weight-complex="normal"/>
    </style:style>
    <style:style style:name="P12" style:family="paragraph" style:parent-style-name="Standard">
      <style:text-properties fo:font-weight="normal" officeooo:rsid="00210b7d" officeooo:paragraph-rsid="001d98cd" style:font-weight-asian="normal" style:font-weight-complex="normal"/>
    </style:style>
    <style:style style:name="P13" style:family="paragraph" style:parent-style-name="Standard">
      <style:text-properties fo:font-weight="normal" officeooo:rsid="00ce9fa0" officeooo:paragraph-rsid="00ce9fa0" style:font-weight-asian="normal" style:font-weight-complex="normal"/>
    </style:style>
    <style:style style:name="P14" style:family="paragraph" style:parent-style-name="Standard">
      <style:text-properties fo:font-weight="normal" officeooo:rsid="00d3ded7" officeooo:paragraph-rsid="00d3ded7" style:font-weight-asian="normal" style:font-weight-complex="normal"/>
    </style:style>
    <style:style style:name="P15" style:family="paragraph" style:parent-style-name="Standard">
      <style:text-properties fo:font-weight="normal" officeooo:rsid="002882be" officeooo:paragraph-rsid="00ce9fa0" style:font-weight-asian="normal" style:font-weight-complex="normal"/>
    </style:style>
    <style:style style:name="P16" style:family="paragraph" style:parent-style-name="Standard">
      <style:text-properties fo:font-weight="normal" officeooo:rsid="00b04e74" officeooo:paragraph-rsid="00b04e74" style:font-weight-asian="normal" style:font-weight-complex="normal"/>
    </style:style>
    <style:style style:name="P17" style:family="paragraph" style:parent-style-name="Standard">
      <style:text-properties fo:font-weight="normal" officeooo:rsid="0105789e" officeooo:paragraph-rsid="0105789e" style:font-weight-asian="normal" style:font-weight-complex="normal"/>
    </style:style>
    <style:style style:name="P18" style:family="paragraph" style:parent-style-name="Standard">
      <style:text-properties fo:font-weight="normal" officeooo:rsid="0105789e" officeooo:paragraph-rsid="00d60662" style:font-weight-asian="normal" style:font-weight-complex="normal"/>
    </style:style>
    <style:style style:name="P19" style:family="paragraph" style:parent-style-name="Standard">
      <style:text-properties style:text-underline-style="solid" style:text-underline-width="auto" style:text-underline-color="font-color" fo:font-weight="bold" officeooo:rsid="0000bc38" officeooo:paragraph-rsid="0000bc38"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07fd2f" officeooo:paragraph-rsid="0007fd2f"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04a4f5" officeooo:paragraph-rsid="0004a4f5" style:font-weight-asian="bold" style:font-weight-complex="bold"/>
    </style:style>
    <style:style style:name="P22" style:family="paragraph" style:parent-style-name="Standard">
      <style:text-properties fo:font-style="normal" fo:font-weight="normal" officeooo:rsid="004b5799" officeooo:paragraph-rsid="005937be" style:font-style-asian="normal" style:font-weight-asian="normal" style:font-style-complex="normal" style:font-weight-complex="normal"/>
    </style:style>
    <style:style style:name="P23" style:family="paragraph" style:parent-style-name="Standard">
      <style:text-properties fo:font-style="normal" fo:font-weight="normal" officeooo:rsid="00210b7d" officeooo:paragraph-rsid="00210b7d" style:font-style-asian="normal" style:font-weight-asian="normal" style:font-style-complex="normal" style:font-weight-complex="normal"/>
    </style:style>
    <style:style style:name="P24" style:family="paragraph" style:parent-style-name="Standard">
      <style:text-properties fo:font-style="normal" fo:font-weight="normal" officeooo:rsid="00cbf276" officeooo:paragraph-rsid="00cbf276" style:font-style-asian="normal" style:font-weight-asian="normal" style:font-style-complex="normal" style:font-weight-complex="normal"/>
    </style:style>
    <style:style style:name="P25" style:family="paragraph" style:parent-style-name="Standard">
      <style:text-properties fo:font-style="normal" fo:font-weight="normal" officeooo:rsid="00ec3739" style:font-style-asian="normal" style:font-weight-asian="normal" style:font-style-complex="normal" style:font-weight-complex="normal"/>
    </style:style>
    <style:style style:name="P26" style:family="paragraph" style:parent-style-name="Standard">
      <style:text-properties fo:font-style="normal" fo:font-weight="bold" officeooo:rsid="005e77c8" officeooo:paragraph-rsid="005e77c8" style:font-style-asian="normal" style:font-weight-asian="bold" style:font-style-complex="normal" style:font-weight-complex="bold"/>
    </style:style>
    <style:style style:name="P27" style:family="paragraph" style:parent-style-name="Standard">
      <style:text-properties fo:font-style="normal" fo:font-weight="bold" officeooo:rsid="0062eb07" officeooo:paragraph-rsid="0062eb07" style:font-style-asian="normal" style:font-weight-asian="bold" style:font-style-complex="normal" style:font-weight-complex="bold"/>
    </style:style>
    <style:style style:name="P28" style:family="paragraph" style:parent-style-name="Standard">
      <style:text-properties fo:font-style="normal" style:text-underline-style="none" fo:font-weight="normal" officeooo:rsid="00d1d2c6" officeooo:paragraph-rsid="00210b7d"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f0aaed" officeooo:paragraph-rsid="00f0aaed"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f40aa6" officeooo:paragraph-rsid="00210b7d"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e6e4b7" officeooo:paragraph-rsid="00cbf276" style:font-style-asian="normal" style:font-weight-asian="normal" style:font-style-complex="normal" style:font-weight-complex="normal"/>
    </style:style>
    <style:style style:name="P32" style:family="paragraph" style:parent-style-name="Standard">
      <style:text-properties fo:font-style="italic" style:text-underline-style="none" fo:font-weight="normal" officeooo:rsid="00cbf276" officeooo:paragraph-rsid="00cbf276" style:font-style-asian="italic" style:font-weight-asian="normal" style:font-style-complex="italic" style:font-weight-complex="normal"/>
    </style:style>
    <style:style style:name="P33" style:family="paragraph" style:parent-style-name="Standard">
      <style:text-properties fo:font-style="italic" style:text-underline-style="none" fo:font-weight="normal" officeooo:rsid="00cbf276" officeooo:paragraph-rsid="00d3ded7" style:font-style-asian="italic" style:font-weight-asian="normal" style:font-style-complex="italic" style:font-weight-complex="normal"/>
    </style:style>
    <style:style style:name="P34" style:family="paragraph" style:parent-style-name="Standard">
      <style:text-properties fo:font-style="italic" style:text-underline-style="none" fo:font-weight="normal" officeooo:rsid="00210b7d" officeooo:paragraph-rsid="00210b7d" style:font-style-asian="italic" style:font-weight-asian="normal" style:font-style-complex="italic" style:font-weight-complex="normal"/>
    </style:style>
    <style:style style:name="P35" style:family="paragraph" style:parent-style-name="Standard">
      <style:text-properties fo:font-style="italic" style:text-underline-style="none" fo:font-weight="normal" officeooo:rsid="00cb59a0" officeooo:paragraph-rsid="00cb59a0" style:font-style-asian="italic" style:font-weight-asian="normal" style:font-style-complex="italic" style:font-weight-complex="normal"/>
    </style:style>
    <style:style style:name="P36" style:family="paragraph" style:parent-style-name="Standard">
      <style:text-properties fo:font-style="italic" style:text-underline-style="none" fo:font-weight="normal" officeooo:rsid="00d3ded7" officeooo:paragraph-rsid="00d3ded7" style:font-style-asian="italic" style:font-weight-asian="normal" style:font-style-complex="italic" style:font-weight-complex="normal"/>
    </style:style>
    <style:style style:name="P37" style:family="paragraph" style:parent-style-name="Standard">
      <style:text-properties fo:font-style="italic" fo:font-weight="normal" officeooo:rsid="00cbf276" officeooo:paragraph-rsid="00cbf276" style:font-style-asian="italic" style:font-weight-asian="normal" style:font-style-complex="italic" style:font-weight-complex="normal"/>
    </style:style>
    <style:style style:name="P38" style:family="paragraph" style:parent-style-name="Standard">
      <style:text-properties fo:font-style="italic" fo:font-weight="normal" officeooo:rsid="00d1d2c6" officeooo:paragraph-rsid="001d98cd" style:font-style-asian="italic" style:font-weight-asian="normal" style:font-style-complex="italic" style:font-weight-complex="normal"/>
    </style:style>
    <style:style style:name="P39" style:family="paragraph" style:parent-style-name="Standard">
      <style:text-properties fo:font-style="italic" fo:font-weight="normal" officeooo:rsid="00ec995b" officeooo:paragraph-rsid="00ec995b" style:font-style-asian="italic" style:font-weight-asian="normal" style:font-style-complex="italic" style:font-weight-complex="normal"/>
    </style:style>
    <style:style style:name="P40" style:family="paragraph" style:parent-style-name="Standard">
      <style:text-properties fo:font-style="italic" fo:font-weight="normal" officeooo:rsid="0108adf5" officeooo:paragraph-rsid="0108adf5" style:font-style-asian="italic" style:font-weight-asian="normal" style:font-style-complex="italic" style:font-weight-complex="normal"/>
    </style:style>
    <style:style style:name="P41" style:family="paragraph" style:parent-style-name="Standard">
      <style:text-properties fo:font-style="italic" officeooo:rsid="0116bebd" officeooo:paragraph-rsid="0116bebd" style:font-style-asian="italic" style:font-style-complex="italic"/>
    </style:style>
    <style:style style:name="P42" style:family="paragraph" style:parent-style-name="Standard">
      <style:text-properties officeooo:paragraph-rsid="00ee5b3a"/>
    </style:style>
    <style:style style:name="P43" style:family="paragraph" style:parent-style-name="Standard">
      <style:text-properties officeooo:rsid="00ef475e" officeooo:paragraph-rsid="00ef475e"/>
    </style:style>
    <style:style style:name="P44" style:family="paragraph" style:parent-style-name="Standard">
      <style:text-properties officeooo:paragraph-rsid="00ff8555"/>
    </style:style>
    <style:style style:name="P45" style:family="paragraph" style:parent-style-name="Standard">
      <style:text-properties officeooo:paragraph-rsid="01083c73"/>
    </style:style>
    <style:style style:name="P46" style:family="paragraph" style:parent-style-name="Standard">
      <style:text-properties officeooo:paragraph-rsid="010cc751"/>
    </style:style>
    <style:style style:name="P47" style:family="paragraph" style:parent-style-name="Standard">
      <style:text-properties officeooo:paragraph-rsid="0114e4a2"/>
    </style:style>
    <style:style style:name="P48" style:family="paragraph" style:parent-style-name="Standard">
      <style:text-properties officeooo:paragraph-rsid="012e7d06"/>
    </style:style>
    <style:style style:name="P49" style:family="paragraph" style:parent-style-name="Standard">
      <style:paragraph-properties fo:break-before="page"/>
    </style:style>
    <style:style style:name="P50" style:family="paragraph" style:parent-style-name="Standard">
      <style:paragraph-properties fo:break-before="page"/>
      <style:text-properties fo:font-weight="bold" officeooo:rsid="002c161a" officeooo:paragraph-rsid="002c161a" style:font-weight-asian="bold" style:font-weight-complex="bold"/>
    </style:style>
    <style:style style:name="P51" style:family="paragraph" style:parent-style-name="Standard">
      <style:paragraph-properties fo:break-before="page"/>
      <style:text-properties fo:font-weight="bold" officeooo:rsid="00484c44" officeooo:paragraph-rsid="00484c44" style:font-weight-asian="bold" style:font-weight-complex="bold"/>
    </style:style>
    <style:style style:name="P52" style:family="paragraph" style:parent-style-name="Standard">
      <style:paragraph-properties fo:break-before="page"/>
      <style:text-properties fo:font-weight="bold" officeooo:rsid="00795e34" officeooo:paragraph-rsid="00795e34" style:font-weight-asian="bold" style:font-weight-complex="bold"/>
    </style:style>
    <style:style style:name="P53" style:family="paragraph" style:parent-style-name="Standard">
      <style:paragraph-properties fo:break-before="page"/>
      <style:text-properties fo:font-weight="bold" officeooo:rsid="00b04e74" officeooo:paragraph-rsid="00b04e74" style:font-weight-asian="bold" style:font-weight-complex="bold"/>
    </style:style>
    <style:style style:name="P54" style:family="paragraph" style:parent-style-name="Standard">
      <style:paragraph-properties fo:break-before="page"/>
      <style:text-properties style:text-underline-style="none" fo:font-weight="bold" officeooo:rsid="00e4b6a1" officeooo:paragraph-rsid="00e4b6a1" style:font-weight-asian="bold" style:font-weight-complex="bold"/>
    </style:style>
    <style:style style:name="P55" style:family="paragraph" style:parent-style-name="Text_20_body">
      <style:paragraph-properties fo:break-before="page"/>
      <style:text-properties fo:font-weight="bold" officeooo:rsid="00cdc81e" officeooo:paragraph-rsid="00cdc81e" style:font-weight-asian="bold" style:font-weight-complex="bold"/>
    </style:style>
    <style:style style:name="P56" style:family="paragraph" style:parent-style-name="Text_20_body">
      <style:text-properties officeooo:paragraph-rsid="00b6bc1e"/>
    </style:style>
    <style:style style:name="P57" style:family="paragraph" style:parent-style-name="Text_20_body">
      <style:text-properties officeooo:paragraph-rsid="00c2afed"/>
    </style:style>
    <style:style style:name="P58" style:family="paragraph" style:parent-style-name="Text_20_body">
      <style:text-properties officeooo:paragraph-rsid="00c69dc9"/>
    </style:style>
    <style:style style:name="P59" style:family="paragraph" style:parent-style-name="Text_20_body">
      <style:text-properties officeooo:paragraph-rsid="00cdc81e"/>
    </style:style>
    <style:style style:name="P60" style:family="paragraph" style:parent-style-name="Standard">
      <style:text-properties officeooo:paragraph-rsid="0134e59d"/>
    </style:style>
    <style:style style:name="P61" style:family="paragraph" style:parent-style-name="Standard">
      <style:text-properties officeooo:rsid="013594b3" officeooo:paragraph-rsid="013594b3"/>
    </style:style>
    <style:style style:name="T1" style:family="text">
      <style:text-properties officeooo:rsid="00050f2e"/>
    </style:style>
    <style:style style:name="T2" style:family="text">
      <style:text-properties officeooo:rsid="0009da7e"/>
    </style:style>
    <style:style style:name="T3" style:family="text">
      <style:text-properties officeooo:rsid="000ade96"/>
    </style:style>
    <style:style style:name="T4" style:family="text">
      <style:text-properties fo:font-weight="normal" style:font-weight-asian="normal" style:font-weight-complex="normal"/>
    </style:style>
    <style:style style:name="T5" style:family="text">
      <style:text-properties fo:font-weight="normal" officeooo:rsid="005feebe" style:font-weight-asian="normal" style:font-weight-complex="normal"/>
    </style:style>
    <style:style style:name="T6" style:family="text">
      <style:text-properties fo:font-weight="normal" officeooo:rsid="00634007" style:font-weight-asian="normal" style:font-weight-complex="normal"/>
    </style:style>
    <style:style style:name="T7" style:family="text">
      <style:text-properties fo:font-weight="normal" officeooo:rsid="006608bd" style:font-weight-asian="normal" style:font-weight-complex="normal"/>
    </style:style>
    <style:style style:name="T8" style:family="text">
      <style:text-properties fo:font-weight="normal" officeooo:rsid="0066e5c5" style:font-weight-asian="normal" style:font-weight-complex="normal"/>
    </style:style>
    <style:style style:name="T9" style:family="text">
      <style:text-properties fo:font-weight="normal" officeooo:rsid="006a5ccc" style:font-weight-asian="normal" style:font-weight-complex="normal"/>
    </style:style>
    <style:style style:name="T10" style:family="text">
      <style:text-properties fo:font-weight="normal" officeooo:rsid="006a96d1" style:font-weight-asian="normal" style:font-weight-complex="normal"/>
    </style:style>
    <style:style style:name="T11" style:family="text">
      <style:text-properties fo:font-weight="normal" officeooo:rsid="006c550c" style:font-weight-asian="normal" style:font-weight-complex="normal"/>
    </style:style>
    <style:style style:name="T12" style:family="text">
      <style:text-properties fo:font-weight="normal" officeooo:rsid="006ebcbb" style:font-weight-asian="normal" style:font-weight-complex="normal"/>
    </style:style>
    <style:style style:name="T13" style:family="text">
      <style:text-properties fo:font-weight="normal" officeooo:rsid="006fe35f" style:font-weight-asian="normal" style:font-weight-complex="normal"/>
    </style:style>
    <style:style style:name="T14" style:family="text">
      <style:text-properties fo:font-weight="normal" officeooo:rsid="0073702e" style:font-weight-asian="normal" style:font-weight-complex="normal"/>
    </style:style>
    <style:style style:name="T15" style:family="text">
      <style:text-properties fo:font-weight="normal" officeooo:rsid="00772ee2" style:font-weight-asian="normal" style:font-weight-complex="normal"/>
    </style:style>
    <style:style style:name="T16" style:family="text">
      <style:text-properties fo:font-weight="normal" officeooo:rsid="00777f84" style:font-weight-asian="normal" style:font-weight-complex="normal"/>
    </style:style>
    <style:style style:name="T17" style:family="text">
      <style:text-properties fo:font-weight="normal" officeooo:rsid="007c3296" style:font-weight-asian="normal" style:font-weight-complex="normal"/>
    </style:style>
    <style:style style:name="T18" style:family="text">
      <style:text-properties fo:font-weight="normal" officeooo:rsid="007d3c9b" style:font-weight-asian="normal" style:font-weight-complex="normal"/>
    </style:style>
    <style:style style:name="T19" style:family="text">
      <style:text-properties fo:font-weight="normal" officeooo:rsid="007f2a4f" style:font-weight-asian="normal" style:font-weight-complex="normal"/>
    </style:style>
    <style:style style:name="T20" style:family="text">
      <style:text-properties fo:font-weight="normal" officeooo:rsid="00826d62" style:font-weight-asian="normal" style:font-weight-complex="normal"/>
    </style:style>
    <style:style style:name="T21" style:family="text">
      <style:text-properties fo:font-weight="normal" officeooo:rsid="0083d334" style:font-weight-asian="normal" style:font-weight-complex="normal"/>
    </style:style>
    <style:style style:name="T22" style:family="text">
      <style:text-properties fo:font-weight="normal" officeooo:rsid="008447c4" style:font-weight-asian="normal" style:font-weight-complex="normal"/>
    </style:style>
    <style:style style:name="T23" style:family="text">
      <style:text-properties fo:font-weight="normal" officeooo:rsid="00853295" style:font-weight-asian="normal" style:font-weight-complex="normal"/>
    </style:style>
    <style:style style:name="T24" style:family="text">
      <style:text-properties fo:font-weight="normal" officeooo:rsid="0086b3fc" style:font-weight-asian="normal" style:font-weight-complex="normal"/>
    </style:style>
    <style:style style:name="T25" style:family="text">
      <style:text-properties fo:font-weight="normal" officeooo:rsid="0087058d" style:font-weight-asian="normal" style:font-weight-complex="normal"/>
    </style:style>
    <style:style style:name="T26" style:family="text">
      <style:text-properties fo:font-weight="normal" officeooo:rsid="00879768" style:font-weight-asian="normal" style:font-weight-complex="normal"/>
    </style:style>
    <style:style style:name="T27" style:family="text">
      <style:text-properties fo:font-weight="normal" officeooo:rsid="0087b4df" style:font-weight-asian="normal" style:font-weight-complex="normal"/>
    </style:style>
    <style:style style:name="T28" style:family="text">
      <style:text-properties fo:font-weight="normal" officeooo:rsid="0087f79d" style:font-weight-asian="normal" style:font-weight-complex="normal"/>
    </style:style>
    <style:style style:name="T29" style:family="text">
      <style:text-properties fo:font-weight="normal" officeooo:rsid="008afd34" style:font-weight-asian="normal" style:font-weight-complex="normal"/>
    </style:style>
    <style:style style:name="T30" style:family="text">
      <style:text-properties fo:font-weight="normal" officeooo:rsid="008b888e" style:font-weight-asian="normal" style:font-weight-complex="normal"/>
    </style:style>
    <style:style style:name="T31" style:family="text">
      <style:text-properties fo:font-weight="normal" officeooo:rsid="008ef4ff" style:font-weight-asian="normal" style:font-weight-complex="normal"/>
    </style:style>
    <style:style style:name="T32" style:family="text">
      <style:text-properties fo:font-weight="normal" officeooo:rsid="00919792" style:font-weight-asian="normal" style:font-weight-complex="normal"/>
    </style:style>
    <style:style style:name="T33" style:family="text">
      <style:text-properties fo:font-weight="normal" officeooo:rsid="00932242" style:font-weight-asian="normal" style:font-weight-complex="normal"/>
    </style:style>
    <style:style style:name="T34" style:family="text">
      <style:text-properties fo:font-weight="normal" officeooo:rsid="00952e71" style:font-weight-asian="normal" style:font-weight-complex="normal"/>
    </style:style>
    <style:style style:name="T35" style:family="text">
      <style:text-properties fo:font-weight="normal" officeooo:rsid="00971168" style:font-weight-asian="normal" style:font-weight-complex="normal"/>
    </style:style>
    <style:style style:name="T36" style:family="text">
      <style:text-properties fo:font-weight="normal" officeooo:rsid="009841af" style:font-weight-asian="normal" style:font-weight-complex="normal"/>
    </style:style>
    <style:style style:name="T37" style:family="text">
      <style:text-properties fo:font-weight="normal" officeooo:rsid="0099d9b3" style:font-weight-asian="normal" style:font-weight-complex="normal"/>
    </style:style>
    <style:style style:name="T38" style:family="text">
      <style:text-properties fo:font-weight="normal" officeooo:rsid="009db202" style:font-weight-asian="normal" style:font-weight-complex="normal"/>
    </style:style>
    <style:style style:name="T39" style:family="text">
      <style:text-properties fo:font-weight="normal" officeooo:rsid="009e03e4" style:font-weight-asian="normal" style:font-weight-complex="normal"/>
    </style:style>
    <style:style style:name="T40" style:family="text">
      <style:text-properties fo:font-weight="normal" officeooo:rsid="009f3d34" style:font-weight-asian="normal" style:font-weight-complex="normal"/>
    </style:style>
    <style:style style:name="T41" style:family="text">
      <style:text-properties fo:font-weight="normal" officeooo:rsid="001d98cd" style:font-weight-asian="normal" style:font-weight-complex="normal"/>
    </style:style>
    <style:style style:name="T42" style:family="text">
      <style:text-properties fo:font-weight="normal" officeooo:rsid="002999cd" style:font-weight-asian="normal" style:font-weight-complex="normal"/>
    </style:style>
    <style:style style:name="T43" style:family="text">
      <style:text-properties fo:font-weight="normal" officeooo:rsid="00b34703" style:font-weight-asian="normal" style:font-weight-complex="normal"/>
    </style:style>
    <style:style style:name="T44" style:family="text">
      <style:text-properties fo:font-weight="normal" officeooo:rsid="00b41242" style:font-weight-asian="normal" style:font-weight-complex="normal"/>
    </style:style>
    <style:style style:name="T45" style:family="text">
      <style:text-properties fo:font-weight="normal" officeooo:rsid="00300b3c" style:font-weight-asian="normal" style:font-weight-complex="normal"/>
    </style:style>
    <style:style style:name="T46" style:family="text">
      <style:text-properties fo:font-weight="normal" officeooo:rsid="003e58a3" style:font-weight-asian="normal" style:font-weight-complex="normal"/>
    </style:style>
    <style:style style:name="T47" style:family="text">
      <style:text-properties fo:font-weight="normal" officeooo:rsid="003f2c1e" style:font-weight-asian="normal" style:font-weight-complex="normal"/>
    </style:style>
    <style:style style:name="T48" style:family="text">
      <style:text-properties fo:font-weight="normal" officeooo:rsid="01083c73" style:font-weight-asian="normal" style:font-weight-complex="normal"/>
    </style:style>
    <style:style style:name="T49" style:family="text">
      <style:text-properties fo:font-weight="normal" officeooo:rsid="0108adf5" style:font-weight-asian="normal" style:font-weight-complex="normal"/>
    </style:style>
    <style:style style:name="T50" style:family="text">
      <style:text-properties fo:font-weight="normal" officeooo:rsid="010a04bc" style:font-weight-asian="normal" style:font-weight-complex="normal"/>
    </style:style>
    <style:style style:name="T51" style:family="text">
      <style:text-properties fo:font-weight="normal" officeooo:rsid="010b7594" style:font-weight-asian="normal" style:font-weight-complex="normal"/>
    </style:style>
    <style:style style:name="T52" style:family="text">
      <style:text-properties officeooo:rsid="001eed0f"/>
    </style:style>
    <style:style style:name="T53" style:family="text">
      <style:text-properties officeooo:rsid="001f4635"/>
    </style:style>
    <style:style style:name="T54" style:family="text">
      <style:text-properties officeooo:rsid="00210b7d"/>
    </style:style>
    <style:style style:name="T55" style:family="text">
      <style:text-properties fo:font-style="italic" style:font-style-asian="italic" style:font-style-complex="italic"/>
    </style:style>
    <style:style style:name="T56" style:family="text">
      <style:text-properties fo:font-style="italic" officeooo:rsid="00b6bc1e" style:font-style-asian="italic" style:font-style-complex="italic"/>
    </style:style>
    <style:style style:name="T57" style:family="text">
      <style:text-properties fo:font-style="italic" officeooo:rsid="00b91a8d" style:font-style-asian="italic" style:font-style-complex="italic"/>
    </style:style>
    <style:style style:name="T58" style:family="text">
      <style:text-properties fo:font-style="italic" officeooo:rsid="00ba403f" style:font-style-asian="italic" style:font-style-complex="italic"/>
    </style:style>
    <style:style style:name="T59" style:family="text">
      <style:text-properties fo:font-style="italic" officeooo:rsid="00d1d2c6" style:font-style-asian="italic" style:font-style-complex="italic"/>
    </style:style>
    <style:style style:name="T60" style:family="text">
      <style:text-properties fo:font-style="italic" fo:font-weight="normal" officeooo:rsid="0032fd1b" style:font-style-asian="italic" style:font-weight-asian="normal" style:font-style-complex="italic" style:font-weight-complex="normal"/>
    </style:style>
    <style:style style:name="T61" style:family="text">
      <style:text-properties fo:font-style="italic" fo:font-weight="normal" officeooo:rsid="01083c73" style:font-style-asian="italic" style:font-weight-asian="normal" style:font-style-complex="italic" style:font-weight-complex="normal"/>
    </style:style>
    <style:style style:name="T62" style:family="text">
      <style:text-properties fo:font-style="italic" style:text-underline-style="none" fo:font-weight="normal" officeooo:rsid="00e78b3a" style:font-style-asian="italic" style:font-weight-asian="normal" style:font-style-complex="italic" style:font-weight-complex="normal"/>
    </style:style>
    <style:style style:name="T63" style:family="text">
      <style:text-properties officeooo:rsid="002882be"/>
    </style:style>
    <style:style style:name="T64" style:family="text">
      <style:text-properties fo:font-style="normal" style:font-style-asian="normal" style:font-style-complex="normal"/>
    </style:style>
    <style:style style:name="T65" style:family="text">
      <style:text-properties fo:font-style="normal" officeooo:rsid="003d9ca5" style:font-style-asian="normal" style:font-style-complex="normal"/>
    </style:style>
    <style:style style:name="T66" style:family="text">
      <style:text-properties fo:font-style="normal" officeooo:rsid="004a3930" style:font-style-asian="normal" style:font-style-complex="normal"/>
    </style:style>
    <style:style style:name="T67" style:family="text">
      <style:text-properties fo:font-style="normal" officeooo:rsid="00b91a8d" style:font-style-asian="normal" style:font-style-complex="normal"/>
    </style:style>
    <style:style style:name="T68" style:family="text">
      <style:text-properties fo:font-style="normal" officeooo:rsid="00b6bc1e" style:font-style-asian="normal" style:font-style-complex="normal"/>
    </style:style>
    <style:style style:name="T69" style:family="text">
      <style:text-properties fo:font-style="normal" officeooo:rsid="00ba403f" style:font-style-asian="normal" style:font-style-complex="normal"/>
    </style:style>
    <style:style style:name="T70" style:family="text">
      <style:text-properties fo:font-style="normal" officeooo:rsid="00bfb89f" style:font-style-asian="normal" style:font-style-complex="normal"/>
    </style:style>
    <style:style style:name="T71" style:family="text">
      <style:text-properties fo:font-style="normal" officeooo:rsid="00c2afed" style:font-style-asian="normal" style:font-style-complex="normal"/>
    </style:style>
    <style:style style:name="T72" style:family="text">
      <style:text-properties fo:font-style="normal" officeooo:rsid="00c415cc" style:font-style-asian="normal" style:font-style-complex="normal"/>
    </style:style>
    <style:style style:name="T73" style:family="text">
      <style:text-properties fo:font-style="normal" officeooo:rsid="00c41db1" style:font-style-asian="normal" style:font-style-complex="normal"/>
    </style:style>
    <style:style style:name="T74" style:family="text">
      <style:text-properties fo:font-style="normal" officeooo:rsid="00c611a1" style:font-style-asian="normal" style:font-style-complex="normal"/>
    </style:style>
    <style:style style:name="T75" style:family="text">
      <style:text-properties fo:font-style="normal" officeooo:rsid="00c67d88" style:font-style-asian="normal" style:font-style-complex="normal"/>
    </style:style>
    <style:style style:name="T76" style:family="text">
      <style:text-properties fo:font-style="normal" officeooo:rsid="00c69dc9" style:font-style-asian="normal" style:font-style-complex="normal"/>
    </style:style>
    <style:style style:name="T77" style:family="text">
      <style:text-properties fo:font-style="normal" officeooo:rsid="00c7ed7a" style:font-style-asian="normal" style:font-style-complex="normal"/>
    </style:style>
    <style:style style:name="T78" style:family="text">
      <style:text-properties fo:font-style="normal" officeooo:rsid="00d90af5" style:font-style-asian="normal" style:font-style-complex="normal"/>
    </style:style>
    <style:style style:name="T79" style:family="text">
      <style:text-properties fo:font-style="normal" officeooo:rsid="00df3b18" style:font-style-asian="normal" style:font-style-complex="normal"/>
    </style:style>
    <style:style style:name="T80" style:family="text">
      <style:text-properties fo:font-style="normal" officeooo:rsid="00e10b93" style:font-style-asian="normal" style:font-style-complex="normal"/>
    </style:style>
    <style:style style:name="T81" style:family="text">
      <style:text-properties fo:font-style="normal" officeooo:rsid="00e14ff4" style:font-style-asian="normal" style:font-style-complex="normal"/>
    </style:style>
    <style:style style:name="T82" style:family="text">
      <style:text-properties fo:font-style="normal" officeooo:rsid="00e349fc" style:font-style-asian="normal" style:font-style-complex="normal"/>
    </style:style>
    <style:style style:name="T83" style:family="text">
      <style:text-properties fo:font-style="normal" officeooo:rsid="0105789e" style:font-style-asian="normal" style:font-style-complex="normal"/>
    </style:style>
    <style:style style:name="T84" style:family="text">
      <style:text-properties fo:font-style="normal" officeooo:rsid="011c7b8e" style:font-style-asian="normal" style:font-style-complex="normal"/>
    </style:style>
    <style:style style:name="T85" style:family="text">
      <style:text-properties fo:font-style="normal" officeooo:rsid="011dadfb" style:font-style-asian="normal" style:font-style-complex="normal"/>
    </style:style>
    <style:style style:name="T86" style:family="text">
      <style:text-properties fo:font-style="normal" officeooo:rsid="011f3f1c" style:font-style-asian="normal" style:font-style-complex="normal"/>
    </style:style>
    <style:style style:name="T87" style:family="text">
      <style:text-properties fo:font-style="normal" officeooo:rsid="0121a16d" style:font-style-asian="normal" style:font-style-complex="normal"/>
    </style:style>
    <style:style style:name="T88" style:family="text">
      <style:text-properties fo:font-style="normal" officeooo:rsid="0123f560" style:font-style-asian="normal" style:font-style-complex="normal"/>
    </style:style>
    <style:style style:name="T89" style:family="text">
      <style:text-properties fo:font-style="normal" officeooo:rsid="0124b6fa" style:font-style-asian="normal" style:font-style-complex="normal"/>
    </style:style>
    <style:style style:name="T90" style:family="text">
      <style:text-properties fo:font-style="normal" officeooo:rsid="0124f957" style:font-style-asian="normal" style:font-style-complex="normal"/>
    </style:style>
    <style:style style:name="T91" style:family="text">
      <style:text-properties fo:font-style="normal" officeooo:rsid="01287476" style:font-style-asian="normal" style:font-style-complex="normal"/>
    </style:style>
    <style:style style:name="T92" style:family="text">
      <style:text-properties fo:font-style="normal" officeooo:rsid="012a2626" style:font-style-asian="normal" style:font-style-complex="normal"/>
    </style:style>
    <style:style style:name="T93" style:family="text">
      <style:text-properties fo:font-style="normal" officeooo:rsid="0118b3d0" style:font-style-asian="normal" style:font-style-complex="normal"/>
    </style:style>
    <style:style style:name="T94" style:family="text">
      <style:text-properties fo:font-style="normal" officeooo:rsid="012b75dd" style:font-style-asian="normal" style:font-style-complex="normal"/>
    </style:style>
    <style:style style:name="T95" style:family="text">
      <style:text-properties fo:font-style="normal" officeooo:rsid="012d86b7" style:font-style-asian="normal" style:font-style-complex="normal"/>
    </style:style>
    <style:style style:name="T96" style:family="text">
      <style:text-properties fo:font-style="normal" officeooo:rsid="012e7d06" style:font-style-asian="normal" style:font-style-complex="normal"/>
    </style:style>
    <style:style style:name="T97" style:family="text">
      <style:text-properties fo:font-style="normal" officeooo:rsid="0130466b" style:font-style-asian="normal" style:font-style-complex="normal"/>
    </style:style>
    <style:style style:name="T98" style:family="text">
      <style:text-properties fo:font-style="normal" officeooo:rsid="01304bf1" style:font-style-asian="normal" style:font-style-complex="normal"/>
    </style:style>
    <style:style style:name="T99" style:family="text">
      <style:text-properties fo:font-style="normal" officeooo:rsid="01313dbf" style:font-style-asian="normal" style:font-style-complex="normal"/>
    </style:style>
    <style:style style:name="T100" style:family="text">
      <style:text-properties fo:font-style="normal" officeooo:rsid="0134827f" style:font-style-asian="normal" style:font-style-complex="normal"/>
    </style:style>
    <style:style style:name="T101" style:family="text">
      <style:text-properties fo:font-style="normal" officeooo:rsid="0134e59d" style:font-style-asian="normal" style:font-style-complex="normal"/>
    </style:style>
    <style:style style:name="T102" style:family="text">
      <style:text-properties fo:font-style="normal" officeooo:rsid="01358b67" style:font-style-asian="normal" style:font-style-complex="normal"/>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officeooo:rsid="005e77c8" style:font-style-asian="normal" style:font-weight-asian="normal" style:font-style-complex="normal" style:font-weight-complex="normal"/>
    </style:style>
    <style:style style:name="T105" style:family="text">
      <style:text-properties fo:font-style="normal" fo:font-weight="normal" officeooo:rsid="005feebe" style:font-style-asian="normal" style:font-weight-asian="normal" style:font-style-complex="normal" style:font-weight-complex="normal"/>
    </style:style>
    <style:style style:name="T106" style:family="text">
      <style:text-properties fo:font-style="normal" fo:font-weight="normal" officeooo:rsid="006ebcbb" style:font-style-asian="normal" style:font-weight-asian="normal" style:font-style-complex="normal" style:font-weight-complex="normal"/>
    </style:style>
    <style:style style:name="T107" style:family="text">
      <style:text-properties fo:font-style="normal" fo:font-weight="normal" officeooo:rsid="0032fd1b" style:font-style-asian="normal" style:font-weight-asian="normal" style:font-style-complex="normal" style:font-weight-complex="normal"/>
    </style:style>
    <style:style style:name="T108" style:family="text">
      <style:text-properties fo:font-style="normal" fo:font-weight="normal" officeooo:rsid="0034dbe1" style:font-style-asian="normal" style:font-weight-asian="normal" style:font-style-complex="normal" style:font-weight-complex="normal"/>
    </style:style>
    <style:style style:name="T109" style:family="text">
      <style:text-properties fo:font-style="normal" fo:font-weight="normal" officeooo:rsid="003bd43e" style:font-style-asian="normal" style:font-weight-asian="normal" style:font-style-complex="normal" style:font-weight-complex="normal"/>
    </style:style>
    <style:style style:name="T110" style:family="text">
      <style:text-properties fo:font-style="normal" fo:font-weight="normal" officeooo:rsid="004355f1" style:font-style-asian="normal" style:font-weight-asian="normal" style:font-style-complex="normal" style:font-weight-complex="normal"/>
    </style:style>
    <style:style style:name="T111" style:family="text">
      <style:text-properties fo:font-style="normal" fo:font-weight="normal" officeooo:rsid="0036cc53" style:font-style-asian="normal" style:font-weight-asian="normal" style:font-style-complex="normal" style:font-weight-complex="normal"/>
    </style:style>
    <style:style style:name="T112" style:family="text">
      <style:text-properties fo:font-style="normal" fo:font-weight="normal" officeooo:rsid="003a05d0" style:font-style-asian="normal" style:font-weight-asian="normal" style:font-style-complex="normal" style:font-weight-complex="normal"/>
    </style:style>
    <style:style style:name="T113" style:family="text">
      <style:text-properties fo:font-style="normal" fo:font-weight="normal" officeooo:rsid="0043fe50" style:font-style-asian="normal" style:font-weight-asian="normal" style:font-style-complex="normal" style:font-weight-complex="normal"/>
    </style:style>
    <style:style style:name="T114" style:family="text">
      <style:text-properties fo:font-style="normal" fo:font-weight="normal" officeooo:rsid="003c1b05" style:font-style-asian="normal" style:font-weight-asian="normal" style:font-style-complex="normal" style:font-weight-complex="normal"/>
    </style:style>
    <style:style style:name="T115" style:family="text">
      <style:text-properties fo:font-style="normal" fo:font-weight="normal" officeooo:rsid="0044b2f1" style:font-style-asian="normal" style:font-weight-asian="normal" style:font-style-complex="normal" style:font-weight-complex="normal"/>
    </style:style>
    <style:style style:name="T116" style:family="text">
      <style:text-properties fo:font-style="normal" fo:font-weight="normal" officeooo:rsid="0047c76e" style:font-style-asian="normal" style:font-weight-asian="normal" style:font-style-complex="normal" style:font-weight-complex="normal"/>
    </style:style>
    <style:style style:name="T117" style:family="text">
      <style:text-properties fo:font-style="normal" fo:font-weight="normal" officeooo:rsid="00462f9a" style:font-style-asian="normal" style:font-weight-asian="normal" style:font-style-complex="normal" style:font-weight-complex="normal"/>
    </style:style>
    <style:style style:name="T118" style:family="text">
      <style:text-properties fo:font-style="normal" fo:font-weight="normal" officeooo:rsid="003d9ca5" style:font-style-asian="normal" style:font-weight-asian="normal" style:font-style-complex="normal" style:font-weight-complex="normal"/>
    </style:style>
    <style:style style:name="T119" style:family="text">
      <style:text-properties fo:font-style="normal" fo:font-weight="normal" officeooo:rsid="010a04bc" style:font-style-asian="normal" style:font-weight-asian="normal" style:font-style-complex="normal" style:font-weight-complex="normal"/>
    </style:style>
    <style:style style:name="T120" style:family="text">
      <style:text-properties fo:font-style="normal" fo:font-weight="normal" officeooo:rsid="010b7594" style:font-style-asian="normal" style:font-weight-asian="normal" style:font-style-complex="normal" style:font-weight-complex="normal"/>
    </style:style>
    <style:style style:name="T121" style:family="text">
      <style:text-properties fo:font-style="normal" fo:font-weight="bold" officeooo:rsid="005e77c8" style:font-style-asian="normal" style:font-weight-asian="bold" style:font-style-complex="normal" style:font-weight-complex="bold"/>
    </style:style>
    <style:style style:name="T122" style:family="text">
      <style:text-properties fo:font-style="normal" fo:font-weight="bold" officeooo:rsid="003c1b05" style:font-style-asian="normal" style:font-weight-asian="bold" style:font-style-complex="normal" style:font-weight-complex="bold"/>
    </style:style>
    <style:style style:name="T123" style:family="text">
      <style:text-properties fo:font-style="normal" style:text-underline-style="none" fo:font-weight="normal" style:font-style-asian="normal" style:font-weight-asian="normal" style:font-style-complex="normal" style:font-weight-complex="normal"/>
    </style:style>
    <style:style style:name="T124" style:family="text">
      <style:text-properties fo:font-style="normal" style:text-underline-style="none" fo:font-weight="normal" officeooo:rsid="00e78b3a" style:font-style-asian="normal" style:font-weight-asian="normal" style:font-style-complex="normal" style:font-weight-complex="normal"/>
    </style:style>
    <style:style style:name="T125" style:family="text">
      <style:text-properties fo:font-style="normal" style:text-underline-style="none" fo:font-weight="normal" officeooo:rsid="00e9644a" style:font-style-asian="normal" style:font-weight-asian="normal" style:font-style-complex="normal" style:font-weight-complex="normal"/>
    </style:style>
    <style:style style:name="T126" style:family="text">
      <style:text-properties fo:font-style="normal" style:text-underline-style="none" fo:font-weight="normal" officeooo:rsid="00ec3739" style:font-style-asian="normal" style:font-weight-asian="normal" style:font-style-complex="normal" style:font-weight-complex="normal"/>
    </style:style>
    <style:style style:name="T127" style:family="text">
      <style:text-properties fo:font-style="normal" style:text-underline-style="none" fo:font-weight="normal" officeooo:rsid="00eab84c" style:font-style-asian="normal" style:font-weight-asian="normal" style:font-style-complex="normal" style:font-weight-complex="normal"/>
    </style:style>
    <style:style style:name="T128" style:family="text">
      <style:text-properties fo:font-style="normal" style:text-underline-style="none" fo:font-weight="normal" officeooo:rsid="00f08a6a" style:font-style-asian="normal" style:font-weight-asian="normal" style:font-style-complex="normal" style:font-weight-complex="normal"/>
    </style:style>
    <style:style style:name="T129" style:family="text">
      <style:text-properties fo:font-style="normal" style:text-underline-style="none" fo:font-weight="normal" officeooo:rsid="00f138f3" style:font-style-asian="normal" style:font-weight-asian="normal" style:font-style-complex="normal" style:font-weight-complex="normal"/>
    </style:style>
    <style:style style:name="T130" style:family="text">
      <style:text-properties fo:font-style="normal" style:text-underline-style="none" fo:font-weight="normal" officeooo:rsid="00f640c9" style:font-style-asian="normal" style:font-weight-asian="normal" style:font-style-complex="normal" style:font-weight-complex="normal"/>
    </style:style>
    <style:style style:name="T131" style:family="text">
      <style:text-properties fo:font-style="normal" style:text-underline-style="none" fo:font-weight="normal" officeooo:rsid="00f69cda" style:font-style-asian="normal" style:font-weight-asian="normal" style:font-style-complex="normal" style:font-weight-complex="normal"/>
    </style:style>
    <style:style style:name="T132" style:family="text">
      <style:text-properties fo:font-style="normal" style:text-underline-style="none" fo:font-weight="normal" officeooo:rsid="00f9d741" style:font-style-asian="normal" style:font-weight-asian="normal" style:font-style-complex="normal" style:font-weight-complex="normal"/>
    </style:style>
    <style:style style:name="T133" style:family="text">
      <style:text-properties fo:font-style="normal" style:text-underline-style="none" fo:font-weight="normal" officeooo:rsid="00fb1c87" style:font-style-asian="normal" style:font-weight-asian="normal" style:font-style-complex="normal" style:font-weight-complex="normal"/>
    </style:style>
    <style:style style:name="T134" style:family="text">
      <style:text-properties fo:font-style="normal" style:text-underline-style="none" fo:font-weight="normal" officeooo:rsid="00ff8555" style:font-style-asian="normal" style:font-weight-asian="normal" style:font-style-complex="normal" style:font-weight-complex="normal"/>
    </style:style>
    <style:style style:name="T135" style:family="text">
      <style:text-properties fo:font-style="normal" style:text-underline-style="none" fo:font-weight="normal" officeooo:rsid="0100b49e" style:font-style-asian="normal" style:font-weight-asian="normal" style:font-style-complex="normal" style:font-weight-complex="normal"/>
    </style:style>
    <style:style style:name="T136" style:family="text">
      <style:text-properties fo:font-style="normal" style:text-underline-style="none" fo:font-weight="normal" officeooo:rsid="01016279" style:font-style-asian="normal" style:font-weight-asian="normal" style:font-style-complex="normal" style:font-weight-complex="normal"/>
    </style:style>
    <style:style style:name="T137" style:family="text">
      <style:text-properties officeooo:rsid="003847c9"/>
    </style:style>
    <style:style style:name="T138" style:family="text">
      <style:text-properties officeooo:rsid="004b5799"/>
    </style:style>
    <style:style style:name="T139" style:family="text">
      <style:text-properties officeooo:rsid="004d088c"/>
    </style:style>
    <style:style style:name="T140" style:family="text">
      <style:text-properties officeooo:rsid="0059b74b"/>
    </style:style>
    <style:style style:name="T141" style:family="text">
      <style:text-properties officeooo:rsid="005ba474"/>
    </style:style>
    <style:style style:name="T142" style:family="text">
      <style:text-properties fo:font-weight="bold" officeooo:rsid="007f2a4f" style:font-weight-asian="bold" style:font-weight-complex="bold"/>
    </style:style>
    <style:style style:name="T143" style:family="text">
      <style:text-properties fo:font-weight="bold" officeooo:rsid="008447c4" style:font-weight-asian="bold" style:font-weight-complex="bold"/>
    </style:style>
    <style:style style:name="T144" style:family="text">
      <style:text-properties fo:font-weight="bold" officeooo:rsid="00879768" style:font-weight-asian="bold" style:font-weight-complex="bold"/>
    </style:style>
    <style:style style:name="T145" style:family="text">
      <style:text-properties fo:font-weight="bold" officeooo:rsid="008d00d0" style:font-weight-asian="bold" style:font-weight-complex="bold"/>
    </style:style>
    <style:style style:name="T146" style:family="text">
      <style:text-properties fo:font-weight="bold" officeooo:rsid="00919792" style:font-weight-asian="bold" style:font-weight-complex="bold"/>
    </style:style>
    <style:style style:name="T147" style:family="text">
      <style:text-properties fo:font-weight="bold" officeooo:rsid="00932242" style:font-weight-asian="bold" style:font-weight-complex="bold"/>
    </style:style>
    <style:style style:name="T148" style:family="text">
      <style:text-properties fo:font-weight="bold" officeooo:rsid="0093cd8f" style:font-weight-asian="bold" style:font-weight-complex="bold"/>
    </style:style>
    <style:style style:name="T149" style:family="text">
      <style:text-properties fo:font-weight="bold" officeooo:rsid="00300b3c" style:font-weight-asian="bold" style:font-weight-complex="bold"/>
    </style:style>
    <style:style style:name="T150" style:family="text">
      <style:text-properties fo:font-variant="normal" fo:text-transform="none" style:text-position="0% 100%" fo:font-style="normal" style:text-underline-style="none" fo:font-weight="normal"/>
    </style:style>
    <style:style style:name="T151" style:family="text">
      <style:text-properties officeooo:rsid="00b3455c"/>
    </style:style>
    <style:style style:name="T152" style:family="text">
      <style:text-properties officeooo:rsid="00b6bc1e"/>
    </style:style>
    <style:style style:name="T153" style:family="text">
      <style:text-properties officeooo:rsid="00c9aa6d"/>
    </style:style>
    <style:style style:name="T154" style:family="text">
      <style:text-properties style:text-underline-style="none"/>
    </style:style>
    <style:style style:name="T155" style:family="text">
      <style:text-properties style:text-underline-style="none" officeooo:rsid="00d9ebc9"/>
    </style:style>
    <style:style style:name="T156" style:family="text">
      <style:text-properties style:text-underline-style="none" officeooo:rsid="00d1d2c6"/>
    </style:style>
    <style:style style:name="T157" style:family="text">
      <style:text-properties style:text-underline-style="none" officeooo:rsid="00dbbc16"/>
    </style:style>
    <style:style style:name="T158" style:family="text">
      <style:text-properties style:text-underline-style="none" officeooo:rsid="00f40aa6"/>
    </style:style>
    <style:style style:name="T159" style:family="text">
      <style:text-properties officeooo:rsid="0007fd2f"/>
    </style:style>
    <style:style style:name="T160" style:family="text">
      <style:text-properties officeooo:rsid="00e62bb7"/>
    </style:style>
    <style:style style:name="T161" style:family="text">
      <style:text-properties officeooo:rsid="00e78b3a"/>
    </style:style>
    <style:style style:name="T162" style:family="text">
      <style:text-properties officeooo:rsid="00ef475e"/>
    </style:style>
    <style:style style:name="T163" style:family="text">
      <style:text-properties officeooo:rsid="01083c73"/>
    </style:style>
    <style:style style:name="T164" style:family="text">
      <style:text-properties style:font-name="Courier" fo:font-style="italic" fo:font-weight="normal" officeooo:rsid="010b7594" style:font-style-asian="italic" style:font-weight-asian="normal" style:font-style-complex="italic" style:font-weight-complex="normal"/>
    </style:style>
    <style:style style:name="T165" style:family="text">
      <style:text-properties style:font-name="Courier" fo:font-style="italic" fo:font-weight="normal" officeooo:rsid="010a04bc" style:font-style-asian="italic" style:font-weight-asian="normal" style:font-style-complex="italic" style:font-weight-complex="normal"/>
    </style:style>
    <style:style style:name="T166" style:family="text">
      <style:text-properties style:font-name="Courier" fo:font-style="normal" fo:font-weight="normal" officeooo:rsid="010a04bc" style:font-style-asian="normal" style:font-weight-asian="normal" style:font-style-complex="normal" style:font-weight-complex="normal"/>
    </style:style>
    <style:style style:name="T167" style:family="text">
      <style:text-properties style:font-name="Liberation Serif" fo:font-style="italic" fo:font-weight="normal" officeooo:rsid="010b7594" style:font-style-asian="italic" style:font-weight-asian="normal" style:font-style-complex="italic" style:font-weight-complex="normal"/>
    </style:style>
    <style:style style:name="T168" style:family="text">
      <style:text-properties style:font-name="Liberation Serif" fo:font-style="italic" fo:font-weight="normal" officeooo:rsid="0111467f" style:font-style-asian="italic" style:font-weight-asian="normal" style:font-style-complex="italic" style:font-weight-complex="normal"/>
    </style:style>
    <style:style style:name="T169" style:family="text">
      <style:text-properties style:font-name="Liberation Serif" fo:font-style="italic" fo:font-weight="normal" officeooo:rsid="001d98cd" style:font-style-asian="italic" style:font-weight-asian="normal" style:font-style-complex="italic" style:font-weight-complex="normal"/>
    </style:style>
    <style:style style:name="T170" style:family="text">
      <style:text-properties style:font-name="Liberation Serif" fo:font-style="normal" fo:font-weight="normal" officeooo:rsid="010b7594" style:font-style-asian="normal" style:font-weight-asian="normal" style:font-style-complex="normal" style:font-weight-complex="normal"/>
    </style:style>
    <style:style style:name="T171" style:family="text">
      <style:text-properties style:font-name="Liberation Serif" fo:font-style="normal" fo:font-weight="normal" officeooo:rsid="010e64cd" style:font-style-asian="normal" style:font-weight-asian="normal" style:font-style-complex="normal" style:font-weight-complex="normal"/>
    </style:style>
    <style:style style:name="T172" style:family="text">
      <style:text-properties style:font-name="Liberation Serif" fo:font-style="normal" fo:font-weight="normal" officeooo:rsid="010f9866" style:font-style-asian="normal" style:font-weight-asian="normal" style:font-style-complex="normal" style:font-weight-complex="normal"/>
    </style:style>
    <style:style style:name="T173" style:family="text">
      <style:text-properties style:font-name="Liberation Serif" fo:font-style="normal" fo:font-weight="normal" officeooo:rsid="0111467f" style:font-style-asian="normal" style:font-weight-asian="normal" style:font-style-complex="normal" style:font-weight-complex="normal"/>
    </style:style>
    <style:style style:name="T174" style:family="text">
      <style:text-properties style:font-name="Liberation Serif" fo:font-style="normal" fo:font-weight="normal" officeooo:rsid="001d98cd" style:font-style-asian="normal" style:font-weight-asian="normal" style:font-style-complex="normal" style:font-weight-complex="normal"/>
    </style:style>
    <style:style style:name="T175" style:family="text">
      <style:text-properties style:font-name="Liberation Serif" fo:font-style="normal" fo:font-weight="normal" officeooo:rsid="0113386b" style:font-style-asian="normal" style:font-weight-asian="normal" style:font-style-complex="normal" style:font-weight-complex="normal"/>
    </style:style>
    <style:style style:name="T176" style:family="text">
      <style:text-properties style:font-name="Liberation Serif" fo:font-style="normal" fo:font-weight="normal" officeooo:rsid="0114e4a2" style:font-style-asian="normal" style:font-weight-asian="normal" style:font-style-complex="normal" style:font-weight-complex="normal"/>
    </style:style>
    <style:style style:name="T177" style:family="text">
      <style:text-properties officeooo:rsid="011c7b8e"/>
    </style:style>
    <style:style style:name="T178" style:family="text">
      <style:text-properties officeooo:rsid="0135d6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LIONS: Analysis <text:span text:style-name="T53">Suite</text:span> for Transposable Element <text:span text:style-name="T52">Initiated</text:span> Transcription from RNAseq</text:p>
      <text:p text:style-name="P19"/>
      <text:p text:style-name="P21">LIONS: <text:span text:style-name="T1">TK</text:span></text:p>
      <text:p text:style-name="P1"/>
      <text:p text:style-name="P2">Abstract ( <text:span text:style-name="T138">98 words)</text:span></text:p>
      <text:p text:style-name="P2"/>
      <text:p text:style-name="P8">Transposable Elements <text:span text:style-name="T2">(TEs)</text:span> <text:span text:style-name="T3">are repetitive sequences making up</text:span> [44%] of the human genome <text:span text:style-name="T54">and may contribute to the evolution of novel transcriptional circuitry. Specific and biologically meaningful interpretation of TE-initiated transcripts has been marred by computational and methodological deficiencies. The software suite LIONS (www.github.com/ababaian/LIONS) analyzes paired-end RNAseq data for significant TE-contributions to a transcriptome. TE-initiated transcripts are enriched for Long Terminal Repeats relative to other TE classes. The LIONS suite serves as as a platform for TE RNAseq analysis and can be applied to a broad set of data sets such as development, stress treatments, aging and cancer.</text:span></text:p>
      <text:p text:style-name="P8"/>
      <text:p text:style-name="P7">List of Abbreviations</text:p>
      <text:p text:style-name="P7"/>
      <text:p text:style-name="P13">CAGE: Cap Analysis Gene Expression</text:p>
      <text:p text:style-name="P15">ERV: Endogenous Retrovirus</text:p>
      <text:p text:style-name="P13">LTR: Long Terminal Repeat</text:p>
      <text:p text:style-name="P11">TE: <text:span text:style-name="T63">Transposable Elements</text:span></text:p>
      <text:p text:style-name="P13">TSS: Transcription Start Site</text:p>
      <text:p text:style-name="P15"><text:s/></text:p>
      <text:p text:style-name="P55">Background</text:p>
      <text:p text:style-name="P59"><text:span text:style-name="T41">A major fraction of the human genome is composed of transposable elements (TEs)</text:span><text:span text:style-name="T42"> which </text:span><text:span text:style-name="T44">along with sequences encoding transposition machinery</text:span><text:span text:style-name="T42"> contain promoters, enhancers and other cis-regulatory sequences. Initially these regulatory sequences function towards TE activity, although over time they can be exapted into host gene regulation. </text:span><text:reference-mark-start text:name="ZOTERO_ITEM CSL_CITATION {&quot;citationID&quot;:&quot;opbm971r1&quot;,&quot;properties&quot;:{&quot;formattedCitation&quot;:&quot;{\\rtf (1\\uc0\\u8211{}3)}&quot;,&quot;plainCitation&quot;:&quot;(1–3)&quot;},&quot;citationItems&quot;:[{&quot;id&quot;:1,&quot;uris&quot;:[&quot;http://zotero.org/users/607191/items/MW2GA27Z&quot;],&quot;uri&quot;:[&quot;http://zotero.org/users/607191/items/MW2GA27Z&quot;],&quot;itemData&quot;:{&quot;id&quot;:1,&quot;type&quot;:&quot;article-journal&quot;,&quot;title&quot;:&quot;Transposable elements: an abundant and natural source of regulatory sequences for host genes&quot;,&quot;container-title&quot;:&quot;Annual Review of Genetics&quot;,&quot;page&quot;:&quot;21-42&quot;,&quot;volume&quot;:&quot;46&quot;,&quot;source&quot;:&quot;NCBI 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PMID&quot;:&quot;22905872&quot;}},{&quot;id&quot;:14,&quot;uris&quot;:[&quot;http://zotero.org/users/607191/items/34AQT6SC&quot;],&quot;uri&quot;:[&quot;http://zotero.org/users/607191/items/34AQT6SC&quot;],&quot;itemData&quot;:{&quot;id&quot;:14,&quot;type&quot;:&quot;article-journal&quot;,&quot;title&quot;:&quot;C-GATE - catalogue of genes affected by transposable elements&quot;,&quot;container-title&quot;:&quot;Mobile DNA&quot;,&quot;page&quot;:&quot;9&quot;,&quot;volume&quot;:&quot;3&quot;,&quot;issue&quot;:&quot;1&quot;,&quot;source&quot;:&quot;NCBI PubMed&quot;,&quot;abstract&quot;:&quot;BACKGROUND: Functional regulatory sequences are present in many transposable element (TE) copies, resulting in TEs being frequently exapted by host genes. Today, many examples of TEs impacting host gene expression can be found in the literature and we believe a new catalogue of such exaptations would be useful for the field.\nFINDINGS: We have established the catalogue of genes affected by transposable elements (C-GATE), which can be found at https://sites.google.com/site/tecatalog/. To date, it holds 221 cases of biologically verified TE exaptations and more than 10,000 in silico TE-gene partnerships. C-GATE is interactive and allows users to include missed or new TE exaptation data. C-GATE provides a graphic representation of the entire library, which may be used for future statistical analysis of TE impact on host gene expression.\nCONCLUSIONS: We hope C-GATE will be valuable for the TE community but also for others who have realized the role that TEs may have in their research.&quot;,&quot;DOI&quot;:&quot;10.1186/1759-8753-3-9&quot;,&quot;ISSN&quot;:&quot;1759-8753&quot;,&quot;note&quot;:&quot;PMID: 22621612 \nPMCID: PMC3472293&quot;,&quot;journalAbbreviation&quot;:&quot;Mob DNA&quot;,&quot;language&quot;:&quot;eng&quot;,&quot;author&quot;:[{&quot;family&quot;:&quot;Rebollo&quot;,&quot;given&quot;:&quot;Rita&quot;},{&quot;family&quot;:&quot;Farivar&quot;,&quot;given&quot;:&quot;Sharareh&quot;},{&quot;family&quot;:&quot;Mager&quot;,&quot;given&quot;:&quot;Dixie L.&quot;}],&quot;issued&quot;:{&quot;date-parts&quot;:[[&quot;2012&quot;]]},&quot;PMID&quot;:&quot;22621612&quot;,&quot;PMCID&quot;:&quot;PMC3472293&quot;}},{&quot;id&quot;:706,&quot;uris&quot;:[&quot;http://zotero.org/users/607191/items/MQR29ESB&quot;],&quot;uri&quot;:[&quot;http://zotero.org/users/607191/items/MQR29ESB&quot;],&quot;itemData&quot;:{&quot;id&quot;:706,&quot;type&quot;:&quot;article-journal&quot;,&quot;title&quot;:&quot;Transposable elements and the evolution of regulatory networks&quot;,&quot;container-title&quot;:&quot;Nature Reviews Genetics&quot;,&quot;page&quot;:&quot;397-405&quot;,&quot;volume&quot;:&quot;9&quot;,&quot;issue&quot;:&quot;5&quot;,&quot;source&quot;:&quot;www.nature.com&quot;,&quot;abstract&quot;:&quot;The control and coordination of eukaryotic gene expression rely on transcriptional and post-transcriptional regulatory networks. Although progress has been made in mapping the components and deciphering the function of these networks, the mechanisms by which such intricate circuits originate and evolve remain poorly understood. Here I revisit and expand earlier models and propose that genomic repeats, and in particular transposable elements, have been a rich source of material for the assembly and tinkering of eukaryotic gene regulatory systems.&quot;,&quot;DOI&quot;:&quot;10.1038/nrg2337&quot;,&quot;ISSN&quot;:&quot;1471-0056&quot;,&quot;journalAbbreviation&quot;:&quot;Nat Rev Genet&quot;,&quot;language&quot;:&quot;en&quot;,&quot;author&quot;:[{&quot;family&quot;:&quot;Feschotte&quot;,&quot;given&quot;:&quot;Cédric&quot;}],&quot;issued&quot;:{&quot;date-parts&quot;:[[&quot;2008&quot;,5]]}}}],&quot;schema&quot;:&quot;https://github.com/citation-style-language/schema/raw/master/csl-citation.json&quot;} RND6oZkscbHyT"/><text:span text:style-name="T150">(1–3)</text:span><text:reference-mark-end text:name="ZOTERO_ITEM CSL_CITATION {&quot;citationID&quot;:&quot;opbm971r1&quot;,&quot;properties&quot;:{&quot;formattedCitation&quot;:&quot;{\\rtf (1\\uc0\\u8211{}3)}&quot;,&quot;plainCitation&quot;:&quot;(1–3)&quot;},&quot;citationItems&quot;:[{&quot;id&quot;:1,&quot;uris&quot;:[&quot;http://zotero.org/users/607191/items/MW2GA27Z&quot;],&quot;uri&quot;:[&quot;http://zotero.org/users/607191/items/MW2GA27Z&quot;],&quot;itemData&quot;:{&quot;id&quot;:1,&quot;type&quot;:&quot;article-journal&quot;,&quot;title&quot;:&quot;Transposable elements: an abundant and natural source of regulatory sequences for host genes&quot;,&quot;container-title&quot;:&quot;Annual Review of Genetics&quot;,&quot;page&quot;:&quot;21-42&quot;,&quot;volume&quot;:&quot;46&quot;,&quot;source&quot;:&quot;NCBI 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PMID&quot;:&quot;22905872&quot;}},{&quot;id&quot;:14,&quot;uris&quot;:[&quot;http://zotero.org/users/607191/items/34AQT6SC&quot;],&quot;uri&quot;:[&quot;http://zotero.org/users/607191/items/34AQT6SC&quot;],&quot;itemData&quot;:{&quot;id&quot;:14,&quot;type&quot;:&quot;article-journal&quot;,&quot;title&quot;:&quot;C-GATE - catalogue of genes affected by transposable elements&quot;,&quot;container-title&quot;:&quot;Mobile DNA&quot;,&quot;page&quot;:&quot;9&quot;,&quot;volume&quot;:&quot;3&quot;,&quot;issue&quot;:&quot;1&quot;,&quot;source&quot;:&quot;NCBI PubMed&quot;,&quot;abstract&quot;:&quot;BACKGROUND: Functional regulatory sequences are present in many transposable element (TE) copies, resulting in TEs being frequently exapted by host genes. Today, many examples of TEs impacting host gene expression can be found in the literature and we believe a new catalogue of such exaptations would be useful for the field.\nFINDINGS: We have established the catalogue of genes affected by transposable elements (C-GATE), which can be found at https://sites.google.com/site/tecatalog/. To date, it holds 221 cases of biologically verified TE exaptations and more than 10,000 in silico TE-gene partnerships. C-GATE is interactive and allows users to include missed or new TE exaptation data. C-GATE provides a graphic representation of the entire library, which may be used for future statistical analysis of TE impact on host gene expression.\nCONCLUSIONS: We hope C-GATE will be valuable for the TE community but also for others who have realized the role that TEs may have in their research.&quot;,&quot;DOI&quot;:&quot;10.1186/1759-8753-3-9&quot;,&quot;ISSN&quot;:&quot;1759-8753&quot;,&quot;note&quot;:&quot;PMID: 22621612 \nPMCID: PMC3472293&quot;,&quot;journalAbbreviation&quot;:&quot;Mob DNA&quot;,&quot;language&quot;:&quot;eng&quot;,&quot;author&quot;:[{&quot;family&quot;:&quot;Rebollo&quot;,&quot;given&quot;:&quot;Rita&quot;},{&quot;family&quot;:&quot;Farivar&quot;,&quot;given&quot;:&quot;Sharareh&quot;},{&quot;family&quot;:&quot;Mager&quot;,&quot;given&quot;:&quot;Dixie L.&quot;}],&quot;issued&quot;:{&quot;date-parts&quot;:[[&quot;2012&quot;]]},&quot;PMID&quot;:&quot;22621612&quot;,&quot;PMCID&quot;:&quot;PMC3472293&quot;}},{&quot;id&quot;:706,&quot;uris&quot;:[&quot;http://zotero.org/users/607191/items/MQR29ESB&quot;],&quot;uri&quot;:[&quot;http://zotero.org/users/607191/items/MQR29ESB&quot;],&quot;itemData&quot;:{&quot;id&quot;:706,&quot;type&quot;:&quot;article-journal&quot;,&quot;title&quot;:&quot;Transposable elements and the evolution of regulatory networks&quot;,&quot;container-title&quot;:&quot;Nature Reviews Genetics&quot;,&quot;page&quot;:&quot;397-405&quot;,&quot;volume&quot;:&quot;9&quot;,&quot;issue&quot;:&quot;5&quot;,&quot;source&quot;:&quot;www.nature.com&quot;,&quot;abstract&quot;:&quot;The control and coordination of eukaryotic gene expression rely on transcriptional and post-transcriptional regulatory networks. Although progress has been made in mapping the components and deciphering the function of these networks, the mechanisms by which such intricate circuits originate and evolve remain poorly understood. Here I revisit and expand earlier models and propose that genomic repeats, and in particular transposable elements, have been a rich source of material for the assembly and tinkering of eukaryotic gene regulatory systems.&quot;,&quot;DOI&quot;:&quot;10.1038/nrg2337&quot;,&quot;ISSN&quot;:&quot;1471-0056&quot;,&quot;journalAbbreviation&quot;:&quot;Nat Rev Genet&quot;,&quot;language&quot;:&quot;en&quot;,&quot;author&quot;:[{&quot;family&quot;:&quot;Feschotte&quot;,&quot;given&quot;:&quot;Cédric&quot;}],&quot;issued&quot;:{&quot;date-parts&quot;:[[&quot;2008&quot;,5]]}}}],&quot;schema&quot;:&quot;https://github.com/citation-style-language/schema/raw/master/csl-citation.json&quot;} RND6oZkscbHyT"/><text:span text:style-name="T42"> </text:span><text:span text:style-name="T44">Even a</text:span><text:span text:style-name="T43">s mutations hamstring a TEs capability to mobilize, the intrinsic </text:span><text:span text:style-name="T44">promoter in the elements may remain functional, such as the long terminal repeats (LTRs) flanking endogenous retroviruses (ERV) or the 5' sense and anti-sense promoters of LINE-1 elements. Thus </text:span><text:span text:style-name="T42">TEs can be viewed as a reservoir </text:span><text:span text:style-name="T44">of </text:span><text:span text:style-name="T42">regulatory sequences from which genetic </text:span><text:span text:style-name="T44">innovation</text:span><text:span text:style-name="T42"> may arise.</text:span></text:p>
      <text:p text:style-name="P56"><text:span text:style-name="T151">The percentage of transcripts initiated within repetitive DNA is substantial, ranging from {10-30%} depending on the tissue. </text:span><text:reference-mark-start text:name="ZOTERO_ITEM CSL_CITATION {&quot;citationID&quot;:&quot;19k51o8v4t&quot;,&quot;properties&quot;:{&quot;formattedCitation&quot;:&quot;(4)&quot;,&quot;plainCitation&quot;:&quot;(4)&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PMID&quot;:&quot;19377475&quot;}}],&quot;schema&quot;:&quot;https://github.com/citation-style-language/schema/raw/master/csl-citation.json&quot;} RNDooBmG6m0q0"/><text:span text:style-name="T151">(4)</text:span><text:reference-mark-end text:name="ZOTERO_ITEM CSL_CITATION {&quot;citationID&quot;:&quot;19k51o8v4t&quot;,&quot;properties&quot;:{&quot;formattedCitation&quot;:&quot;(4)&quot;,&quot;plainCitation&quot;:&quot;(4)&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PMID&quot;:&quot;19377475&quot;}}],&quot;schema&quot;:&quot;https://github.com/citation-style-language/schema/raw/master/csl-citation.json&quot;} RNDooBmG6m0q0"/><text:span text:style-name="T151"> These TE-initiated transcripts are enriched for long non-coding RNAs (lncRNA). </text:span><text:reference-mark-start text:name="ZOTERO_ITEM CSL_CITATION {&quot;citationID&quot;:&quot;21s7afgbd&quot;,&quot;properties&quot;:{&quot;formattedCitation&quot;:&quot;(5,6)&quot;,&quot;plainCitation&quot;:&quot;(5,6)&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PMID&quot;:&quot;23181609&quot;,&quot;PMCID&quot;:&quot;PMC3580499&quot;}},{&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schema&quot;:&quot;https://github.com/citation-style-language/schema/raw/master/csl-citation.json&quot;} RNDLgTLpBtYz4"/><text:span text:style-name="T151">(5,6)</text:span><text:reference-mark-end text:name="ZOTERO_ITEM CSL_CITATION {&quot;citationID&quot;:&quot;21s7afgbd&quot;,&quot;properties&quot;:{&quot;formattedCitation&quot;:&quot;(5,6)&quot;,&quot;plainCitation&quot;:&quot;(5,6)&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PMID&quot;:&quot;23181609&quot;,&quot;PMCID&quot;:&quot;PMC3580499&quot;}},{&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schema&quot;:&quot;https://github.com/citation-style-language/schema/raw/master/csl-citation.json&quot;} RNDLgTLpBtYz4"/><text:span text:style-name="T151"> In human embryonic stem cells (hESCs), ERV transcription in particular is a marker of pluripotency. </text:span><text:reference-mark-start text:name="ZOTERO_ITEM CSL_CITATION {&quot;citationID&quot;:&quot;2idop3b25j&quot;,&quot;properties&quot;:{&quot;formattedCitation&quot;:&quot;(7)&quot;,&quot;plainCitation&quot;:&quot;(7)&quot;},&quot;citationItems&quot;:[{&quot;id&quot;:724,&quot;uris&quot;:[&quot;http://zotero.org/users/607191/items/3U9XPC3G&quot;],&quot;uri&quot;:[&quot;http://zotero.org/users/607191/items/3U9XPC3G&quot;],&quot;itemData&quot;:{&quot;id&quot;:724,&quot;type&quot;:&quot;article-journal&quot;,&quot;title&quot;:&quot;Embryonic stem cell potency fluctuates with endogenous retrovirus activity&quot;,&quot;container-title&quot;:&quot;Nature&quot;,&quot;page&quot;:&quot;57-63&quot;,&quot;volume&quot;:&quot;487&quot;,&quot;issue&quot;:&quot;7405&quot;,&quot;source&quot;:&quot;www.nature.com&quot;,&quot;abstract&quot;:&quot;Embryonic stem (ES) cells are derived from blastocyst-stage embryos and are thought to be functionally equivalent to the inner cell mass, which lacks the ability to produce all extraembryonic tissues. Here we identify a rare transient cell population within mouse ES and induced pluripotent stem (iPS) cell cultures that expresses high levels of transcripts found in two-cell (2C) embryos in which the blastomeres are totipotent. We genetically tagged these 2C-like ES cells and show that they lack the inner cell mass pluripotency proteins Oct4 (also known as Pou5f1), Sox2 and Nanog, and have acquired the ability to contribute to both embryonic and extraembryonic tissues. We show that nearly all ES cells cycle in and out of this privileged state, which is partially controlled by histone-modifying enzymes. Transcriptome sequencing and bioinformatic analyses showed that many 2C transcripts are initiated from long terminal repeats derived from endogenous retroviruses, suggesting this foreign sequence has helped to drive cell-fate regulation in placental mammals.&quot;,&quot;DOI&quot;:&quot;10.1038/nature11244&quot;,&quot;ISSN&quot;:&quot;0028-0836&quot;,&quot;journalAbbreviation&quot;:&quot;Nature&quot;,&quot;language&quot;:&quot;en&quot;,&quot;author&quot;:[{&quot;family&quot;:&quot;Macfarlan&quot;,&quot;given&quot;:&quot;Todd S.&quot;},{&quot;family&quot;:&quot;Gifford&quot;,&quot;given&quot;:&quot;Wesley D.&quot;},{&quot;family&quot;:&quot;Driscoll&quot;,&quot;given&quot;:&quot;Shawn&quot;},{&quot;family&quot;:&quot;Lettieri&quot;,&quot;given&quot;:&quot;Karen&quot;},{&quot;family&quot;:&quot;Rowe&quot;,&quot;given&quot;:&quot;Helen M.&quot;},{&quot;family&quot;:&quot;Bonanomi&quot;,&quot;given&quot;:&quot;Dario&quot;},{&quot;family&quot;:&quot;Firth&quot;,&quot;given&quot;:&quot;Amy&quot;},{&quot;family&quot;:&quot;Singer&quot;,&quot;given&quot;:&quot;Oded&quot;},{&quot;family&quot;:&quot;Trono&quot;,&quot;given&quot;:&quot;Didier&quot;},{&quot;family&quot;:&quot;Pfaff&quot;,&quot;given&quot;:&quot;Samuel L.&quot;}],&quot;issued&quot;:{&quot;date-parts&quot;:[[&quot;2012&quot;,7,5]]}}}],&quot;schema&quot;:&quot;https://github.com/citation-style-language/schema/raw/master/csl-citation.json&quot;} RNDZtDqdsXm3U"/>(7)<text:reference-mark-end text:name="ZOTERO_ITEM CSL_CITATION {&quot;citationID&quot;:&quot;2idop3b25j&quot;,&quot;properties&quot;:{&quot;formattedCitation&quot;:&quot;(7)&quot;,&quot;plainCitation&quot;:&quot;(7)&quot;},&quot;citationItems&quot;:[{&quot;id&quot;:724,&quot;uris&quot;:[&quot;http://zotero.org/users/607191/items/3U9XPC3G&quot;],&quot;uri&quot;:[&quot;http://zotero.org/users/607191/items/3U9XPC3G&quot;],&quot;itemData&quot;:{&quot;id&quot;:724,&quot;type&quot;:&quot;article-journal&quot;,&quot;title&quot;:&quot;Embryonic stem cell potency fluctuates with endogenous retrovirus activity&quot;,&quot;container-title&quot;:&quot;Nature&quot;,&quot;page&quot;:&quot;57-63&quot;,&quot;volume&quot;:&quot;487&quot;,&quot;issue&quot;:&quot;7405&quot;,&quot;source&quot;:&quot;www.nature.com&quot;,&quot;abstract&quot;:&quot;Embryonic stem (ES) cells are derived from blastocyst-stage embryos and are thought to be functionally equivalent to the inner cell mass, which lacks the ability to produce all extraembryonic tissues. Here we identify a rare transient cell population within mouse ES and induced pluripotent stem (iPS) cell cultures that expresses high levels of transcripts found in two-cell (2C) embryos in which the blastomeres are totipotent. We genetically tagged these 2C-like ES cells and show that they lack the inner cell mass pluripotency proteins Oct4 (also known as Pou5f1), Sox2 and Nanog, and have acquired the ability to contribute to both embryonic and extraembryonic tissues. We show that nearly all ES cells cycle in and out of this privileged state, which is partially controlled by histone-modifying enzymes. Transcriptome sequencing and bioinformatic analyses showed that many 2C transcripts are initiated from long terminal repeats derived from endogenous retroviruses, suggesting this foreign sequence has helped to drive cell-fate regulation in placental mammals.&quot;,&quot;DOI&quot;:&quot;10.1038/nature11244&quot;,&quot;ISSN&quot;:&quot;0028-0836&quot;,&quot;journalAbbreviation&quot;:&quot;Nature&quot;,&quot;language&quot;:&quot;en&quot;,&quot;author&quot;:[{&quot;family&quot;:&quot;Macfarlan&quot;,&quot;given&quot;:&quot;Todd S.&quot;},{&quot;family&quot;:&quot;Gifford&quot;,&quot;given&quot;:&quot;Wesley D.&quot;},{&quot;family&quot;:&quot;Driscoll&quot;,&quot;given&quot;:&quot;Shawn&quot;},{&quot;family&quot;:&quot;Lettieri&quot;,&quot;given&quot;:&quot;Karen&quot;},{&quot;family&quot;:&quot;Rowe&quot;,&quot;given&quot;:&quot;Helen M.&quot;},{&quot;family&quot;:&quot;Bonanomi&quot;,&quot;given&quot;:&quot;Dario&quot;},{&quot;family&quot;:&quot;Firth&quot;,&quot;given&quot;:&quot;Amy&quot;},{&quot;family&quot;:&quot;Singer&quot;,&quot;given&quot;:&quot;Oded&quot;},{&quot;family&quot;:&quot;Trono&quot;,&quot;given&quot;:&quot;Didier&quot;},{&quot;family&quot;:&quot;Pfaff&quot;,&quot;given&quot;:&quot;Samuel L.&quot;}],&quot;issued&quot;:{&quot;date-parts&quot;:[[&quot;2012&quot;,7,5]]}}}],&quot;schema&quot;:&quot;https://github.com/citation-style-language/schema/raw/master/csl-citation.json&quot;} RNDZtDqdsXm3U"/><text:span text:style-name="T152"> There is also growing evidence that ERV-initiated transcripts are functionally involved in the evolution of the human stem cell transcriptome. </text:span><text:reference-mark-start text:name="ZOTERO_ITEM CSL_CITATION {&quot;citationID&quot;:&quot;1omskgoemi&quot;,&quot;properties&quot;:{&quot;formattedCitation&quot;:&quot;(8,9)&quot;,&quot;plainCitation&quot;:&quot;(8,9)&quot;},&quot;citationItems&quot;:[{&quot;id&quot;:732,&quot;uris&quot;:[&quot;http://zotero.org/users/607191/items/FPWFI6II&quot;],&quot;uri&quot;:[&quot;http://zotero.org/users/607191/items/FPWFI6II&quot;],&quot;itemData&quot;:{&quot;id&quot;:732,&quot;type&quot;:&quot;article-journal&quot;,&quot;title&quot;:&quot;The retrovirus HERVH is a long noncoding RNA required for human embryonic stem cell identity&quot;,&quot;container-title&quot;:&quot;Nature Structural &amp; Molecular Biology&quot;,&quot;page&quot;:&quot;423-425&quot;,&quot;volume&quot;:&quot;21&quot;,&quot;issue&quot;:&quot;4&quot;,&quot;source&quot;:&quot;www.nature.com&quot;,&quot;abstract&quot;:&quot;Human endogenous retrovirus subfamily H (HERVH) is a class of transposable elements expressed preferentially in human embryonic stem cells (hESCs). Here, we report that the long terminal repeats of HERVH function as enhancers and that HERVH is a nuclear long noncoding RNA required to maintain hESC identity. Furthermore, HERVH is associated with OCT4, coactivators and Mediator subunits. Together, these results uncover a new role of species-specific transposable elements in hESCs.&quot;,&quot;DOI&quot;:&quot;10.1038/nsmb.2799&quot;,&quot;ISSN&quot;:&quot;1545-9993&quot;,&quot;journalAbbreviation&quot;:&quot;Nat Struct Mol Biol&quot;,&quot;language&quot;:&quot;en&quot;,&quot;author&quot;:[{&quot;family&quot;:&quot;Lu&quot;,&quot;given&quot;:&quot;Xinyi&quot;},{&quot;family&quot;:&quot;Sachs&quot;,&quot;given&quot;:&quot;Friedrich&quot;},{&quot;family&quot;:&quot;Ramsay&quot;,&quot;given&quot;:&quot;LeeAnn&quot;},{&quot;family&quot;:&quot;Jacques&quot;,&quot;given&quot;:&quot;Pierre-Étienne&quot;},{&quot;family&quot;:&quot;Göke&quot;,&quot;given&quot;:&quot;Jonathan&quot;},{&quot;family&quot;:&quot;Bourque&quot;,&quot;given&quot;:&quot;Guillaume&quot;},{&quot;family&quot;:&quot;Ng&quot;,&quot;given&quot;:&quot;Huck-Hui&quot;}],&quot;issued&quot;:{&quot;date-parts&quot;:[[&quot;2014&quot;,4]]}}},{&quot;id&quot;:727,&quot;uris&quot;:[&quot;http://zotero.org/users/607191/items/AXBTCV79&quot;],&quot;uri&quot;:[&quot;http://zotero.org/users/607191/items/AXBTCV79&quot;],&quot;itemData&quot;:{&quot;id&quot;:727,&quot;type&quot;:&quot;article-journal&quot;,&quot;title&quot;:&quot;Primate-specific endogenous retrovirus-driven transcription defines naive-like stem cells&quot;,&quot;container-title&quot;:&quot;Nature&quot;,&quot;page&quot;:&quot;405-409&quot;,&quot;volume&quot;:&quot;516&quot;,&quot;issue&quot;:&quot;7531&quot;,&quot;source&quot;:&quot;PubMed&quot;,&quot;abstract&quot;:&quot;Naive embryonic stem cells hold great promise for research and therapeutics as they have broad and robust developmental potential. While such cells are readily derived from mouse blastocysts it has not been possible to isolate human equivalents easily, although human naive-like cells have been artificially generated (rather than extracted) by coercion of human primed embryonic stem cells by modifying culture conditions or through transgenic modification. Here we show that a sub-population within cultures of human embryonic stem cells (hESCs) and induced pluripotent stem cells (hiPSCs) manifests key properties of naive state cells. These naive-like cells can be genetically tagged, and are associated with elevated transcription of HERVH, a primate-specific endogenous retrovirus. HERVH elements provide functional binding sites for a combination of naive pluripotency transcription factors, including LBP9, recently recognized as relevant to naivety in mice. LBP9-HERVH drives hESC-specific alternative and chimaeric transcripts, including pluripotency-modulating long non-coding RNAs. Disruption of LBP9, HERVH and HERVH-derived transcripts compromises self-renewal. These observations define HERVH expression as a hallmark of naive-like hESCs, and establish novel primate-specific transcriptional circuitry regulating pluripotency.&quot;,&quot;DOI&quot;:&quot;10.1038/nature13804&quot;,&quot;ISSN&quot;:&quot;1476-4687&quot;,&quot;note&quot;:&quot;PMID: 25317556&quot;,&quot;journalAbbreviation&quot;:&quot;Nature&quot;,&quot;language&quot;:&quot;eng&quot;,&quot;author&quot;:[{&quot;family&quot;:&quot;Wang&quot;,&quot;given&quot;:&quot;Jichang&quot;},{&quot;family&quot;:&quot;Xie&quot;,&quot;given&quot;:&quot;Gangcai&quot;},{&quot;family&quot;:&quot;Singh&quot;,&quot;given&quot;:&quot;Manvendra&quot;},{&quot;family&quot;:&quot;Ghanbarian&quot;,&quot;given&quot;:&quot;Avazeh T.&quot;},{&quot;family&quot;:&quot;Raskó&quot;,&quot;given&quot;:&quot;Tamás&quot;},{&quot;family&quot;:&quot;Szvetnik&quot;,&quot;given&quot;:&quot;Attila&quot;},{&quot;family&quot;:&quot;Cai&quot;,&quot;given&quot;:&quot;Huiqiang&quot;},{&quot;family&quot;:&quot;Besser&quot;,&quot;given&quot;:&quot;Daniel&quot;},{&quot;family&quot;:&quot;Prigione&quot;,&quot;given&quot;:&quot;Alessandro&quot;},{&quot;family&quot;:&quot;Fuchs&quot;,&quot;given&quot;:&quot;Nina V.&quot;},{&quot;family&quot;:&quot;Schumann&quot;,&quot;given&quot;:&quot;Gerald G.&quot;},{&quot;family&quot;:&quot;Chen&quot;,&quot;given&quot;:&quot;Wei&quot;},{&quot;family&quot;:&quot;Lorincz&quot;,&quot;given&quot;:&quot;Matthew C.&quot;},{&quot;family&quot;:&quot;Ivics&quot;,&quot;given&quot;:&quot;Zoltán&quot;},{&quot;family&quot;:&quot;Hurst&quot;,&quot;given&quot;:&quot;Laurence D.&quot;},{&quot;family&quot;:&quot;Izsvák&quot;,&quot;given&quot;:&quot;Zsuzsanna&quot;}],&quot;issued&quot;:{&quot;date-parts&quot;:[[&quot;2014&quot;,12,18]]},&quot;PMID&quot;:&quot;25317556&quot;}}],&quot;schema&quot;:&quot;https://github.com/citation-style-language/schema/raw/master/csl-citation.json&quot;} RNDjPmE2ykGz6"/>(8,9)<text:reference-mark-end text:name="ZOTERO_ITEM CSL_CITATION {&quot;citationID&quot;:&quot;1omskgoemi&quot;,&quot;properties&quot;:{&quot;formattedCitation&quot;:&quot;(8,9)&quot;,&quot;plainCitation&quot;:&quot;(8,9)&quot;},&quot;citationItems&quot;:[{&quot;id&quot;:732,&quot;uris&quot;:[&quot;http://zotero.org/users/607191/items/FPWFI6II&quot;],&quot;uri&quot;:[&quot;http://zotero.org/users/607191/items/FPWFI6II&quot;],&quot;itemData&quot;:{&quot;id&quot;:732,&quot;type&quot;:&quot;article-journal&quot;,&quot;title&quot;:&quot;The retrovirus HERVH is a long noncoding RNA required for human embryonic stem cell identity&quot;,&quot;container-title&quot;:&quot;Nature Structural &amp; Molecular Biology&quot;,&quot;page&quot;:&quot;423-425&quot;,&quot;volume&quot;:&quot;21&quot;,&quot;issue&quot;:&quot;4&quot;,&quot;source&quot;:&quot;www.nature.com&quot;,&quot;abstract&quot;:&quot;Human endogenous retrovirus subfamily H (HERVH) is a class of transposable elements expressed preferentially in human embryonic stem cells (hESCs). Here, we report that the long terminal repeats of HERVH function as enhancers and that HERVH is a nuclear long noncoding RNA required to maintain hESC identity. Furthermore, HERVH is associated with OCT4, coactivators and Mediator subunits. Together, these results uncover a new role of species-specific transposable elements in hESCs.&quot;,&quot;DOI&quot;:&quot;10.1038/nsmb.2799&quot;,&quot;ISSN&quot;:&quot;1545-9993&quot;,&quot;journalAbbreviation&quot;:&quot;Nat Struct Mol Biol&quot;,&quot;language&quot;:&quot;en&quot;,&quot;author&quot;:[{&quot;family&quot;:&quot;Lu&quot;,&quot;given&quot;:&quot;Xinyi&quot;},{&quot;family&quot;:&quot;Sachs&quot;,&quot;given&quot;:&quot;Friedrich&quot;},{&quot;family&quot;:&quot;Ramsay&quot;,&quot;given&quot;:&quot;LeeAnn&quot;},{&quot;family&quot;:&quot;Jacques&quot;,&quot;given&quot;:&quot;Pierre-Étienne&quot;},{&quot;family&quot;:&quot;Göke&quot;,&quot;given&quot;:&quot;Jonathan&quot;},{&quot;family&quot;:&quot;Bourque&quot;,&quot;given&quot;:&quot;Guillaume&quot;},{&quot;family&quot;:&quot;Ng&quot;,&quot;given&quot;:&quot;Huck-Hui&quot;}],&quot;issued&quot;:{&quot;date-parts&quot;:[[&quot;2014&quot;,4]]}}},{&quot;id&quot;:727,&quot;uris&quot;:[&quot;http://zotero.org/users/607191/items/AXBTCV79&quot;],&quot;uri&quot;:[&quot;http://zotero.org/users/607191/items/AXBTCV79&quot;],&quot;itemData&quot;:{&quot;id&quot;:727,&quot;type&quot;:&quot;article-journal&quot;,&quot;title&quot;:&quot;Primate-specific endogenous retrovirus-driven transcription defines naive-like stem cells&quot;,&quot;container-title&quot;:&quot;Nature&quot;,&quot;page&quot;:&quot;405-409&quot;,&quot;volume&quot;:&quot;516&quot;,&quot;issue&quot;:&quot;7531&quot;,&quot;source&quot;:&quot;PubMed&quot;,&quot;abstract&quot;:&quot;Naive embryonic stem cells hold great promise for research and therapeutics as they have broad and robust developmental potential. While such cells are readily derived from mouse blastocysts it has not been possible to isolate human equivalents easily, although human naive-like cells have been artificially generated (rather than extracted) by coercion of human primed embryonic stem cells by modifying culture conditions or through transgenic modification. Here we show that a sub-population within cultures of human embryonic stem cells (hESCs) and induced pluripotent stem cells (hiPSCs) manifests key properties of naive state cells. These naive-like cells can be genetically tagged, and are associated with elevated transcription of HERVH, a primate-specific endogenous retrovirus. HERVH elements provide functional binding sites for a combination of naive pluripotency transcription factors, including LBP9, recently recognized as relevant to naivety in mice. LBP9-HERVH drives hESC-specific alternative and chimaeric transcripts, including pluripotency-modulating long non-coding RNAs. Disruption of LBP9, HERVH and HERVH-derived transcripts compromises self-renewal. These observations define HERVH expression as a hallmark of naive-like hESCs, and establish novel primate-specific transcriptional circuitry regulating pluripotency.&quot;,&quot;DOI&quot;:&quot;10.1038/nature13804&quot;,&quot;ISSN&quot;:&quot;1476-4687&quot;,&quot;note&quot;:&quot;PMID: 25317556&quot;,&quot;journalAbbreviation&quot;:&quot;Nature&quot;,&quot;language&quot;:&quot;eng&quot;,&quot;author&quot;:[{&quot;family&quot;:&quot;Wang&quot;,&quot;given&quot;:&quot;Jichang&quot;},{&quot;family&quot;:&quot;Xie&quot;,&quot;given&quot;:&quot;Gangcai&quot;},{&quot;family&quot;:&quot;Singh&quot;,&quot;given&quot;:&quot;Manvendra&quot;},{&quot;family&quot;:&quot;Ghanbarian&quot;,&quot;given&quot;:&quot;Avazeh T.&quot;},{&quot;family&quot;:&quot;Raskó&quot;,&quot;given&quot;:&quot;Tamás&quot;},{&quot;family&quot;:&quot;Szvetnik&quot;,&quot;given&quot;:&quot;Attila&quot;},{&quot;family&quot;:&quot;Cai&quot;,&quot;given&quot;:&quot;Huiqiang&quot;},{&quot;family&quot;:&quot;Besser&quot;,&quot;given&quot;:&quot;Daniel&quot;},{&quot;family&quot;:&quot;Prigione&quot;,&quot;given&quot;:&quot;Alessandro&quot;},{&quot;family&quot;:&quot;Fuchs&quot;,&quot;given&quot;:&quot;Nina V.&quot;},{&quot;family&quot;:&quot;Schumann&quot;,&quot;given&quot;:&quot;Gerald G.&quot;},{&quot;family&quot;:&quot;Chen&quot;,&quot;given&quot;:&quot;Wei&quot;},{&quot;family&quot;:&quot;Lorincz&quot;,&quot;given&quot;:&quot;Matthew C.&quot;},{&quot;family&quot;:&quot;Ivics&quot;,&quot;given&quot;:&quot;Zoltán&quot;},{&quot;family&quot;:&quot;Hurst&quot;,&quot;given&quot;:&quot;Laurence D.&quot;},{&quot;family&quot;:&quot;Izsvák&quot;,&quot;given&quot;:&quot;Zsuzsanna&quot;}],&quot;issued&quot;:{&quot;date-parts&quot;:[[&quot;2014&quot;,12,18]]},&quot;PMID&quot;:&quot;25317556&quot;}}],&quot;schema&quot;:&quot;https://github.com/citation-style-language/schema/raw/master/csl-citation.json&quot;} RNDjPmE2ykGz6"/></text:p>
      <text:p text:style-name="P57"><text:span text:style-name="T152">TE-initiated transcripts in the vicinity of protein coding genes may gain function as alternative tissue-specific promoters like the placental-specific transcription of human </text:span><text:span text:style-name="T56">IL2RB</text:span><text:span text:style-name="T68"> by a THE1D LTR element. </text:span><text:reference-mark-start text:name="ZOTERO_ITEM CSL_CITATION {&quot;citationID&quot;:&quot;pfsj7em2b&quot;,&quot;properties&quot;:{&quot;formattedCitation&quot;:&quot;(10)&quot;,&quot;plainCitation&quot;:&quot;(10)&quot;},&quot;citationItems&quot;:[{&quot;id&quot;:735,&quot;uris&quot;:[&quot;http://zotero.org/users/607191/items/JGGBACTN&quot;],&quot;uri&quot;:[&quot;http://zotero.org/users/607191/items/JGGBACTN&quot;],&quot;itemData&quot;:{&quot;id&quot;:735,&quot;type&quot;:&quot;article-journal&quot;,&quot;title&quot;:&quot;Placenta-specific Expression of the Interleukin-2 (IL-2) Receptor β Subunit from an Endogenous Retroviral Promoter&quot;,&quot;container-title&quot;:&quot;Journal of Biological Chemistry&quot;,&quot;page&quot;:&quot;35543-35552&quot;,&quot;volume&quot;:&quot;286&quot;,&quot;issue&quot;:&quot;41&quot;,&quot;source&quot;:&quot;www.jbc.org&quot;,&quot;abstract&quot;:&quot;The long terminal repeat (LTR) sequences of endogenous retroviruses and retroelements contain promoter elements and are known to form chimeric transcripts with nearby cellular genes. Here we show that an LTR of the THE1D retroelement family has been domesticated as an alternative promoter of human IL2RB, the gene encoding the β subunit of the IL-2 receptor. The LTR promoter confers expression specifically in the placental trophoblast as opposed to its native transcription in the hematopoietic system. Rather than sequence-specific determinants, DNA methylation was found to regulate transcription initiation and splicing efficiency in a tissue-specific manner. Furthermore, we detected the cytoplasmic signaling domain of the IL-2Rβ protein in the placenta, suggesting that IL-2Rβ undergoes preferential proteolytic cleavage in this tissue. These findings implicate novel functions for this cytokine receptor subunit in the villous trophoblast and reveal an intriguing example of ancient LTR exaptation to drive tissue-specific gene expression.&quot;,&quot;DOI&quot;:&quot;10.1074/jbc.M111.227637&quot;,&quot;ISSN&quot;:&quot;0021-9258, 1083-351X&quot;,&quot;note&quot;:&quot;PMID: 21865161&quot;,&quot;journalAbbreviation&quot;:&quot;J. Biol. Chem.&quot;,&quot;language&quot;:&quot;en&quot;,&quot;author&quot;:[{&quot;family&quot;:&quot;Cohen&quot;,&quot;given&quot;:&quot;Carla J.&quot;},{&quot;family&quot;:&quot;Rebollo&quot;,&quot;given&quot;:&quot;Rita&quot;},{&quot;family&quot;:&quot;Babovic&quot;,&quot;given&quot;:&quot;Sonja&quot;},{&quot;family&quot;:&quot;Dai&quot;,&quot;given&quot;:&quot;Elizabeth L.&quot;},{&quot;family&quot;:&quot;Robinson&quot;,&quot;given&quot;:&quot;Wendy P.&quot;},{&quot;family&quot;:&quot;Mager&quot;,&quot;given&quot;:&quot;Dixie L.&quot;}],&quot;issued&quot;:{&quot;date-parts&quot;:[[&quot;2011&quot;,10,14]]},&quot;PMID&quot;:&quot;21865161&quot;}}],&quot;schema&quot;:&quot;https://github.com/citation-style-language/schema/raw/master/csl-citation.json&quot;} RNDFgXv1xa33H"/><text:span text:style-name="T68">(10)</text:span><text:reference-mark-end text:name="ZOTERO_ITEM CSL_CITATION {&quot;citationID&quot;:&quot;pfsj7em2b&quot;,&quot;properties&quot;:{&quot;formattedCitation&quot;:&quot;(10)&quot;,&quot;plainCitation&quot;:&quot;(10)&quot;},&quot;citationItems&quot;:[{&quot;id&quot;:735,&quot;uris&quot;:[&quot;http://zotero.org/users/607191/items/JGGBACTN&quot;],&quot;uri&quot;:[&quot;http://zotero.org/users/607191/items/JGGBACTN&quot;],&quot;itemData&quot;:{&quot;id&quot;:735,&quot;type&quot;:&quot;article-journal&quot;,&quot;title&quot;:&quot;Placenta-specific Expression of the Interleukin-2 (IL-2) Receptor β Subunit from an Endogenous Retroviral Promoter&quot;,&quot;container-title&quot;:&quot;Journal of Biological Chemistry&quot;,&quot;page&quot;:&quot;35543-35552&quot;,&quot;volume&quot;:&quot;286&quot;,&quot;issue&quot;:&quot;41&quot;,&quot;source&quot;:&quot;www.jbc.org&quot;,&quot;abstract&quot;:&quot;The long terminal repeat (LTR) sequences of endogenous retroviruses and retroelements contain promoter elements and are known to form chimeric transcripts with nearby cellular genes. Here we show that an LTR of the THE1D retroelement family has been domesticated as an alternative promoter of human IL2RB, the gene encoding the β subunit of the IL-2 receptor. The LTR promoter confers expression specifically in the placental trophoblast as opposed to its native transcription in the hematopoietic system. Rather than sequence-specific determinants, DNA methylation was found to regulate transcription initiation and splicing efficiency in a tissue-specific manner. Furthermore, we detected the cytoplasmic signaling domain of the IL-2Rβ protein in the placenta, suggesting that IL-2Rβ undergoes preferential proteolytic cleavage in this tissue. These findings implicate novel functions for this cytokine receptor subunit in the villous trophoblast and reveal an intriguing example of ancient LTR exaptation to drive tissue-specific gene expression.&quot;,&quot;DOI&quot;:&quot;10.1074/jbc.M111.227637&quot;,&quot;ISSN&quot;:&quot;0021-9258, 1083-351X&quot;,&quot;note&quot;:&quot;PMID: 21865161&quot;,&quot;journalAbbreviation&quot;:&quot;J. Biol. Chem.&quot;,&quot;language&quot;:&quot;en&quot;,&quot;author&quot;:[{&quot;family&quot;:&quot;Cohen&quot;,&quot;given&quot;:&quot;Carla J.&quot;},{&quot;family&quot;:&quot;Rebollo&quot;,&quot;given&quot;:&quot;Rita&quot;},{&quot;family&quot;:&quot;Babovic&quot;,&quot;given&quot;:&quot;Sonja&quot;},{&quot;family&quot;:&quot;Dai&quot;,&quot;given&quot;:&quot;Elizabeth L.&quot;},{&quot;family&quot;:&quot;Robinson&quot;,&quot;given&quot;:&quot;Wendy P.&quot;},{&quot;family&quot;:&quot;Mager&quot;,&quot;given&quot;:&quot;Dixie L.&quot;}],&quot;issued&quot;:{&quot;date-parts&quot;:[[&quot;2011&quot;,10,14]]},&quot;PMID&quot;:&quot;21865161&quot;}}],&quot;schema&quot;:&quot;https://github.com/citation-style-language/schema/raw/master/csl-citation.json&quot;} RNDFgXv1xa33H"/><text:span text:style-name="T68"> More interestingly, </text:span><text:span text:style-name="T67">over</text:span><text:span text:style-name="T68"> </text:span><text:span text:style-name="T70">course of cancer</text:span><text:span text:style-name="T68"> evolution these dormant </text:span><text:span text:style-name="T67">TE</text:span><text:span text:style-name="T68"> promoters </text:span><text:span text:style-name="T70">can</text:span><text:span text:style-name="T68"> be exploited </text:span><text:span text:style-name="T67">to express a protooncogene. Such onco-expatation has been identified for the expression of </text:span><text:span text:style-name="T57">CSF1R </text:span><text:reference-mark-start text:name="ZOTERO_ITEM CSL_CITATION {&quot;citationID&quot;:&quot;k9476vjk0&quot;,&quot;properties&quot;:{&quot;formattedCitation&quot;:&quot;(11)&quot;,&quot;plainCitation&quot;:&quot;(11)&quot;},&quot;citationItems&quot;:[{&quot;id&quot;:237,&quot;uris&quot;:[&quot;http://zotero.org/users/607191/items/SNHDZH9Q&quot;],&quot;uri&quot;:[&quot;http://zotero.org/users/607191/items/SNHDZH9Q&quot;],&quot;itemData&quot;:{&quot;id&quot;:237,&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NCBI 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PMID&quot;:&quot;20436485&quot;}}],&quot;schema&quot;:&quot;https://github.com/citation-style-language/schema/raw/master/csl-citation.json&quot;} RND9R0IIZ4YVy"/>(11)<text:reference-mark-end text:name="ZOTERO_ITEM CSL_CITATION {&quot;citationID&quot;:&quot;k9476vjk0&quot;,&quot;properties&quot;:{&quot;formattedCitation&quot;:&quot;(11)&quot;,&quot;plainCitation&quot;:&quot;(11)&quot;},&quot;citationItems&quot;:[{&quot;id&quot;:237,&quot;uris&quot;:[&quot;http://zotero.org/users/607191/items/SNHDZH9Q&quot;],&quot;uri&quot;:[&quot;http://zotero.org/users/607191/items/SNHDZH9Q&quot;],&quot;itemData&quot;:{&quot;id&quot;:237,&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NCBI 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PMID&quot;:&quot;20436485&quot;}}],&quot;schema&quot;:&quot;https://github.com/citation-style-language/schema/raw/master/csl-citation.json&quot;} RND9R0IIZ4YVy"/><text:span text:style-name="T67"> and </text:span><text:span text:style-name="T57">IRF5 </text:span><text:span text:style-name="T69">[Babaian et al., </text:span><text:span text:style-name="T58">in press]</text:span><text:span text:style-name="T67"> in </text:span><text:span text:style-name="T70">Hodgkins</text:span><text:span text:style-name="T67"> Lymphoma </text:span><text:span text:style-name="T69">and</text:span><text:span text:style-name="T67"> </text:span><text:span text:style-name="T58">FABP7</text:span><text:span text:style-name="T69"> </text:span><text:reference-mark-start text:name="ZOTERO_ITEM CSL_CITATION {&quot;citationID&quot;:&quot;jd4oogso6&quot;,&quot;properties&quot;:{&quot;formattedCitation&quot;:&quot;(12)&quot;,&quot;plainCitation&quot;:&quot;(12)&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PMID&quot;:&quot;25114248&quot;,&quot;PMCID&quot;:&quot;PMC4151764&quot;},&quot;locator&quot;:&quot;7&quot;}],&quot;schema&quot;:&quot;https://github.com/citation-style-language/schema/raw/master/csl-citation.json&quot;} RND59ZqMjxBTK"/><text:span text:style-name="T69">(12)</text:span><text:reference-mark-end text:name="ZOTERO_ITEM CSL_CITATION {&quot;citationID&quot;:&quot;jd4oogso6&quot;,&quot;properties&quot;:{&quot;formattedCitation&quot;:&quot;(12)&quot;,&quot;plainCitation&quot;:&quot;(12)&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PMID&quot;:&quot;25114248&quot;,&quot;PMCID&quot;:&quot;PMC4151764&quot;},&quot;locator&quot;:&quot;7&quot;}],&quot;schema&quot;:&quot;https://github.com/citation-style-language/schema/raw/master/csl-citation.json&quot;} RND59ZqMjxBTK"/><text:span text:style-name="T69"> in Diffuse Large B-cell Lymphoma. </text:span></text:p>
      <text:p text:style-name="P58"><text:span text:style-name="T71">Altogether </text:span><text:span text:style-name="T72">TEs can be viewed as an evolutionary accelerant and therefore there is a significant interest in understanding the extent to which TEs contribute to a cell's transcriptome. </text:span><text:span text:style-name="T73">5' CAGE provides the clearest measure of TSS within TE but lacks information on what kind of transcript is produced. RNA-seq data </text:span><text:span text:style-name="T75">is very widely available from many-cell types and experimental conditions and</text:span><text:span text:style-name="T73"> provides information on transcript structure but requires</text:span><text:span text:style-name="T75"> </text:span><text:span text:style-name="T73">specific analyses. </text:span><text:span text:style-name="T72">Previous bioinformatic analyses </text:span><text:span text:style-name="T73">of TE-initiated</text:span><text:span text:style-name="T72"> RNA-seq data </text:span><text:span text:style-name="T73">could</text:span><text:span text:style-name="T72"> screen for potential </text:span><text:span text:style-name="T73">candidate </text:span><text:span text:style-name="T74">TE-initiated</text:span><text:span text:style-name="T72"> transcripts</text:span><text:span text:style-name="T73"> but not distinguish which TEs initiate transcription from those which are </text:span><text:span text:style-name="T74">passively</text:span><text:span text:style-name="T73"> transcribed.</text:span><text:span text:style-name="T72"> </text:span><text:reference-mark-start text:name="ZOTERO_ITEM CSL_CITATION {&quot;citationID&quot;:&quot;2d8kb2aemq&quot;,&quot;properties&quot;:{&quot;formattedCitation&quot;:&quot;(13)&quot;,&quot;plainCitation&quot;:&quot;(13)&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schema&quot;:&quot;https://github.com/citation-style-language/schema/raw/master/csl-citation.json&quot;} RNDGFzZLrWado"/>(13)<text:reference-mark-end text:name="ZOTERO_ITEM CSL_CITATION {&quot;citationID&quot;:&quot;2d8kb2aemq&quot;,&quot;properties&quot;:{&quot;formattedCitation&quot;:&quot;(13)&quot;,&quot;plainCitation&quot;:&quot;(13)&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schema&quot;:&quot;https://github.com/citation-style-language/schema/raw/master/csl-citation.json&quot;} RNDGFzZLrWado"/><text:span text:style-name="T73"> </text:span></text:p>
      <text:p text:style-name="P58"><text:span text:style-name="T76">We were thus motivated to accurately</text:span><text:span text:style-name="T75"> measure the contribution of TEs to a transcriptome using RNAseq. </text:span><text:span text:style-name="T76">Such a tool could </text:span><text:span text:style-name="T77">then be </text:span><text:span text:style-name="T78">quickly </text:span><text:span text:style-name="T77">applied to </text:span><text:span text:style-name="T79">many</text:span><text:span text:style-name="T77"> RNAseq libraries. </text:span><text:span text:style-name="T79">With a defined set of TE-initiated transcripts in a library, commonalities and differences between sets of data (biological </text:span><text:span text:style-name="T80">replicates</text:span><text:span text:style-name="T79">) can be determined.</text:span><text:span text:style-name="T77"> </text:span><text:span text:style-name="T79">Together these analyses </text:span><text:span text:style-name="T81">have been packaged </text:span><text:span text:style-name="T82">to give rise to the</text:span><text:span text:style-name="T81"> LIONS </text:span><text:span text:style-name="T82">suite</text:span><text:span text:style-name="T81"> </text:span><text:span text:style-name="T83">(Figure 1).</text:span></text:p>
      <text:p text:style-name="P54"><text:span text:style-name="T64">East Lion:</text:span><text:span text:style-name="T159"> Detecting Transposable Element Initiated Transcripts from RNAseq</text:span></text:p>
      <text:p text:style-name="P18"/>
      <text:p text:style-name="P40">Initialization, Alignment and Assembly</text:p>
      <text:p text:style-name="P40"/>
      <text:p text:style-name="P17">For an accurate measurement of TE intiated transcripts starting from whole transcriptome sequencing data the <text:span text:style-name="T55">East Lion</text:span> was developed <text:span text:style-name="T163">(Figure 1A)</text:span>. The central principal <text:span text:style-name="T163">in detecting transcription start sites <text:s/>within TEs is that a local analysis is performed to search for patterns of sequencing reads consistent with transcriptional initiation.</text:span></text:p>
      <text:p text:style-name="P17"/>
      <text:p text:style-name="P45"><text:span text:style-name="T48">The primary </text:span><text:span text:style-name="T61">LIONS</text:span><text:span text:style-name="T48"> input is a set of paired-end RNA sequencing data either in fastq or bam (which is then converted to fastq) format. The datasets can be biologically or technically grouped for later comparisons or individual libraries ran. Additionally <text:s/>a reference genome (hg19), a RepeatMasker</text:span><text:reference-mark-start text:name="ZOTERO_ITEM CSL_CITATION {&quot;citationID&quot;:&quot;t1uru9pqr&quot;,&quot;properties&quot;:{&quot;formattedCitation&quot;:&quot;(14)&quot;,&quot;plainCitation&quot;:&quot;(14)&quot;},&quot;citationItems&quot;:[{&quot;id&quot;:754,&quot;uris&quot;:[&quot;http://zotero.org/users/607191/items/VPM59EWX&quot;],&quot;uri&quot;:[&quot;http://zotero.org/users/607191/items/VPM59EWX&quot;],&quot;itemData&quot;:{&quot;id&quot;:754,&quot;type&quot;:&quot;webpage&quot;,&quot;title&quot;:&quot;RepeatMasker Home Page&quot;,&quot;URL&quot;:&quot;http://www.repeatmasker.org/&quot;,&quot;accessed&quot;:{&quot;date-parts&quot;:[[&quot;2015&quot;,7,22]]}}}],&quot;schema&quot;:&quot;https://github.com/citation-style-language/schema/raw/master/csl-citation.json&quot;} RNDkXYWGkGec6"/><text:span text:style-name="T48">(14)</text:span><text:reference-mark-end text:name="ZOTERO_ITEM CSL_CITATION {&quot;citationID&quot;:&quot;t1uru9pqr&quot;,&quot;properties&quot;:{&quot;formattedCitation&quot;:&quot;(14)&quot;,&quot;plainCitation&quot;:&quot;(14)&quot;},&quot;citationItems&quot;:[{&quot;id&quot;:754,&quot;uris&quot;:[&quot;http://zotero.org/users/607191/items/VPM59EWX&quot;],&quot;uri&quot;:[&quot;http://zotero.org/users/607191/items/VPM59EWX&quot;],&quot;itemData&quot;:{&quot;id&quot;:754,&quot;type&quot;:&quot;webpage&quot;,&quot;title&quot;:&quot;RepeatMasker Home Page&quot;,&quot;URL&quot;:&quot;http://www.repeatmasker.org/&quot;,&quot;accessed&quot;:{&quot;date-parts&quot;:[[&quot;2015&quot;,7,22]]}}}],&quot;schema&quot;:&quot;https://github.com/citation-style-language/schema/raw/master/csl-citation.json&quot;} RNDkXYWGkGec6"/><text:span text:style-name="T48"> analysis of that genome (hg19 – 2009-04-24), and a set of reference protein-coding genes (UCSC Genes, 2013-06-14) is required. </text:span></text:p>
      <text:p text:style-name="P45"/>
      <text:p text:style-name="P46"><text:span text:style-name="T48">A workspace for the project </text:span><text:span text:style-name="T49">is initialized </text:span><text:span text:style-name="T50">on the system and </text:span><text:span text:style-name="T51">an alignment is ran with the splice-aware aligner tophat2</text:span><text:reference-mark-start text:name="ZOTERO_ITEM CSL_CITATION {&quot;citationID&quot;:&quot;j5hi5ej0o&quot;,&quot;properties&quot;:{&quot;formattedCitation&quot;:&quot;(15)&quot;,&quot;plainCitation&quot;:&quot;(15)&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J26yQYIQim"/><text:span text:style-name="T51">(15)</text:span><text:reference-mark-end text:name="ZOTERO_ITEM CSL_CITATION {&quot;citationID&quot;:&quot;j5hi5ej0o&quot;,&quot;properties&quot;:{&quot;formattedCitation&quot;:&quot;(15)&quot;,&quot;plainCitation&quot;:&quot;(15)&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J26yQYIQim"/><text:span text:style-name="T51"> </text:span><text:span text:style-name="T120">(v.2.0.13)</text:span><text:span text:style-name="T119"> </text:span><text:span text:style-name="T120">such that secondary alignments for multi-mapping reads are kept;</text:span><text:span text:style-name="T119"> </text:span><text:span text:style-name="T164">tophat2</text:span><text:span text:style-name="T166"> </text:span><text:span text:style-name="T164">--report-secondary-alignments.</text:span><text:span text:style-name="T167"> </text:span><text:span text:style-name="T170">On systems which support </text:span><text:span text:style-name="T164">qsub </text:span><text:span text:style-name="T170">parallelization </text:span><text:span text:style-name="T171">and multi</text:span><text:span text:style-name="T175">ple CPU cores</text:span><text:span text:style-name="T170">, each library is aligned in parallel </text:span><text:span text:style-name="T171">with multiple threading </text:span><text:span text:style-name="T172">allowing for rapid analysis of large datasets.</text:span></text:p>
      <text:p text:style-name="P46"/>
      <text:p text:style-name="P47"><text:span text:style-name="T172">F</text:span><text:span text:style-name="T173">ollowing alignment </text:span><text:span text:style-name="T168">ab initio</text:span><text:span text:style-name="T173"> transcriptome assembly is performed on each library using repeat-optimized parameters of Cufflinks</text:span><text:reference-mark-start text:name="ZOTERO_ITEM CSL_CITATION {&quot;citationID&quot;:&quot;1e04hqltch&quot;,&quot;properties&quot;:{&quot;formattedCitation&quot;:&quot;(16)&quot;,&quot;plainCitation&quot;:&quot;(16)&quot;},&quot;citationItems&quot;:[{&quot;id&quot;:745,&quot;uris&quot;:[&quot;http://zotero.org/users/607191/items/HMPWSRHR&quot;],&quot;uri&quot;:[&quot;http://zotero.org/users/607191/items/HMPWSRHR&quot;],&quot;itemData&quot;:{&quot;id&quot;:745,&quot;type&quot;:&quot;article-journal&quot;,&quot;title&quot;:&quot;Differential gene and transcript expression analysis of RNA-seq experiments with TopHat and Cufflinks&quot;,&quot;container-title&quot;:&quot;Nature Protocols&quot;,&quot;page&quot;:&quot;562-578&quot;,&quot;volume&quot;:&quot;7&quot;,&quot;issue&quot;:&quot;3&quot;,&quot;source&quot;:&quot;www.nature.com&quot;,&quot;abstract&quot;:&quot;Recent advances in high-throughput cDNA sequencing (RNA-seq) can reveal new genes and splice variants and quantify expression genome-wide in a single assay. The volume and complexity of data from RNA-seq experiments necessitate scalable, fast and mathematically principled analysis software. TopHat and Cufflinks are free, open-source software tools for gene discovery and comprehensive expression analysis of high-throughput mRNA sequencing (RNA-seq) data. Together, they allow biologists to identify new genes and new splice variants of known ones, as well as compare gene and transcript expression under two or more conditions. This protocol describes in detail how to use TopHat and Cufflinks to perform such analyses. It also covers several accessory tools and utilities that aid in managing data, including CummeRbund, a tool for visualizing RNA-seq analysis results. Although the procedure assumes basic informatics skills, these tools assume little to no background with RNA-seq analysis and are meant for novices and experts alike. The protocol begins with raw sequencing reads and produces a transcriptome assembly, lists of differentially expressed and regulated genes and transcripts, and publication-quality visualizations of analysis results. The protocol's execution time depends on the volume of transcriptome sequencing data and available computing resources but takes less than 1 d of computer time for typical experiments and ~1 h of hands-on time.&quot;,&quot;DOI&quot;:&quot;10.1038/nprot.2012.016&quot;,&quot;ISSN&quot;:&quot;1754-2189&quot;,&quot;journalAbbreviation&quot;:&quot;Nat. Protocols&quot;,&quot;language&quot;:&quot;en&quot;,&quot;author&quot;:[{&quot;family&quot;:&quot;Trapnell&quot;,&quot;given&quot;:&quot;Cole&quot;},{&quot;family&quot;:&quot;Roberts&quot;,&quot;given&quot;:&quot;Adam&quot;},{&quot;family&quot;:&quot;Goff&quot;,&quot;given&quot;:&quot;Loyal&quot;},{&quot;family&quot;:&quot;Pertea&quot;,&quot;given&quot;:&quot;Geo&quot;},{&quot;family&quot;:&quot;Kim&quot;,&quot;given&quot;:&quot;Daehwan&quot;},{&quot;family&quot;:&quot;Kelley&quot;,&quot;given&quot;:&quot;David R.&quot;},{&quot;family&quot;:&quot;Pimentel&quot;,&quot;given&quot;:&quot;Harold&quot;},{&quot;family&quot;:&quot;Salzberg&quot;,&quot;given&quot;:&quot;Steven L.&quot;},{&quot;family&quot;:&quot;Rinn&quot;,&quot;given&quot;:&quot;John L.&quot;},{&quot;family&quot;:&quot;Pachter&quot;,&quot;given&quot;:&quot;Lior&quot;}],&quot;issued&quot;:{&quot;date-parts&quot;:[[&quot;2012&quot;,3]]}}}],&quot;schema&quot;:&quot;https://github.com/citation-style-language/schema/raw/master/csl-citation.json&quot;} RNDwclDqHjhXw"/><text:span text:style-name="T173">(16)</text:span><text:reference-mark-end text:name="ZOTERO_ITEM CSL_CITATION {&quot;citationID&quot;:&quot;1e04hqltch&quot;,&quot;properties&quot;:{&quot;formattedCitation&quot;:&quot;(16)&quot;,&quot;plainCitation&quot;:&quot;(16)&quot;},&quot;citationItems&quot;:[{&quot;id&quot;:745,&quot;uris&quot;:[&quot;http://zotero.org/users/607191/items/HMPWSRHR&quot;],&quot;uri&quot;:[&quot;http://zotero.org/users/607191/items/HMPWSRHR&quot;],&quot;itemData&quot;:{&quot;id&quot;:745,&quot;type&quot;:&quot;article-journal&quot;,&quot;title&quot;:&quot;Differential gene and transcript expression analysis of RNA-seq experiments with TopHat and Cufflinks&quot;,&quot;container-title&quot;:&quot;Nature Protocols&quot;,&quot;page&quot;:&quot;562-578&quot;,&quot;volume&quot;:&quot;7&quot;,&quot;issue&quot;:&quot;3&quot;,&quot;source&quot;:&quot;www.nature.com&quot;,&quot;abstract&quot;:&quot;Recent advances in high-throughput cDNA sequencing (RNA-seq) can reveal new genes and splice variants and quantify expression genome-wide in a single assay. The volume and complexity of data from RNA-seq experiments necessitate scalable, fast and mathematically principled analysis software. TopHat and Cufflinks are free, open-source software tools for gene discovery and comprehensive expression analysis of high-throughput mRNA sequencing (RNA-seq) data. Together, they allow biologists to identify new genes and new splice variants of known ones, as well as compare gene and transcript expression under two or more conditions. This protocol describes in detail how to use TopHat and Cufflinks to perform such analyses. It also covers several accessory tools and utilities that aid in managing data, including CummeRbund, a tool for visualizing RNA-seq analysis results. Although the procedure assumes basic informatics skills, these tools assume little to no background with RNA-seq analysis and are meant for novices and experts alike. The protocol begins with raw sequencing reads and produces a transcriptome assembly, lists of differentially expressed and regulated genes and transcripts, and publication-quality visualizations of analysis results. The protocol's execution time depends on the volume of transcriptome sequencing data and available computing resources but takes less than 1 d of computer time for typical experiments and ~1 h of hands-on time.&quot;,&quot;DOI&quot;:&quot;10.1038/nprot.2012.016&quot;,&quot;ISSN&quot;:&quot;1754-2189&quot;,&quot;journalAbbreviation&quot;:&quot;Nat. Protocols&quot;,&quot;language&quot;:&quot;en&quot;,&quot;author&quot;:[{&quot;family&quot;:&quot;Trapnell&quot;,&quot;given&quot;:&quot;Cole&quot;},{&quot;family&quot;:&quot;Roberts&quot;,&quot;given&quot;:&quot;Adam&quot;},{&quot;family&quot;:&quot;Goff&quot;,&quot;given&quot;:&quot;Loyal&quot;},{&quot;family&quot;:&quot;Pertea&quot;,&quot;given&quot;:&quot;Geo&quot;},{&quot;family&quot;:&quot;Kim&quot;,&quot;given&quot;:&quot;Daehwan&quot;},{&quot;family&quot;:&quot;Kelley&quot;,&quot;given&quot;:&quot;David R.&quot;},{&quot;family&quot;:&quot;Pimentel&quot;,&quot;given&quot;:&quot;Harold&quot;},{&quot;family&quot;:&quot;Salzberg&quot;,&quot;given&quot;:&quot;Steven L.&quot;},{&quot;family&quot;:&quot;Rinn&quot;,&quot;given&quot;:&quot;John L.&quot;},{&quot;family&quot;:&quot;Pachter&quot;,&quot;given&quot;:&quot;Lior&quot;}],&quot;issued&quot;:{&quot;date-parts&quot;:[[&quot;2012&quot;,3]]}}}],&quot;schema&quot;:&quot;https://github.com/citation-style-language/schema/raw/master/csl-citation.json&quot;} RNDwclDqHjhXw"/><text:span text:style-name="T173"> (v 2.2.1); </text:span><text:span text:style-name="T164">cufflinks</text:span><text:span text:style-name="T166"> </text:span><text:span text:style-name="T165">--min-frags-per-transfrag 10 --max-multiread-fraction 0.99 --trim-3-avgcov-thresh 5 –trim-3-dropoff-</text:span><text:span text:style-name="T164">frac=0.1 --overlap-radius 50</text:span><text:span text:style-name="T169">.</text:span><text:span text:style-name="T174"> </text:span><text:span text:style-name="T176">The generated alignment and assembly is then processed to generate a bigwig coverage file for visualization and basic statistics for each exon and TE are calculated such as coverage and RPKM.</text:span></text:p>
      <text:p text:style-name="P47"/>
      <text:p text:style-name="P41">Chimeric <text:span text:style-name="T177">Fragment</text:span> Cluster Analysis</text:p>
      <text:p text:style-name="P41"/>
      <text:p text:style-name="P48"><text:span text:style-name="T93">To search the sequencing data for potential TE-exon interactions, </text:span><text:span text:style-name="T84">each </text:span><text:span text:style-name="T85">TE-exon pair for which a</text:span><text:span text:style-name="T84"> chimeric fragment </text:span><text:span text:style-name="T86">cluster </text:span><text:span text:style-name="T87">exists are considered</text:span><text:span text:style-name="T85">. </text:span><text:span text:style-name="T86">Briefly, a chimeric fragment cluster is a set of reads in which </text:span><text:span text:style-name="T88">one read maps to a </text:span><text:span text:style-name="T89">TE and it's pair maps to an exon from the assembly </text:span><text:span text:style-name="T90">(</text:span><text:span text:style-name="T84">Figure 2)</text:span><text:span text:style-name="T89">. </text:span><text:span text:style-name="T96">These TE-exon pairs form the basis </text:span><text:span text:style-name="T97">for classification into one of three categories; </text:span><text:span text:style-name="T98">TE -</text:span><text:span text:style-name="T97">initiation, -exonization or -termination </text:span><text:span text:style-name="T98">of the transcript.</text:span></text:p>
      <text:p text:style-name="P48"/>
      <text:p text:style-name="P60"><text:span text:style-name="T98">Classification requires the calculation of a series of values which are then </text:span><text:span text:style-name="T101">fed into</text:span><text:span text:style-name="T98"> a sorting algorithm. First, t</text:span><text:span text:style-name="T91">he</text:span><text:span text:style-name="T97"> relative position of the TE and exon </text:span><text:span text:style-name="T98">boundaries</text:span><text:span text:style-name="T97"> with respect to the direction of transcription </text:span><text:span text:style-name="T98">is </text:span><text:span text:style-name="T101">compared</text:span><text:span text:style-name="T92">. </text:span><text:span text:style-name="T98">Only intersection cases in which the TE could </text:span><text:span text:style-name="T100">initiate</text:span><text:span text:style-name="T98"> transcription are considered </text:span><text:span text:style-name="T91"><text:s/></text:span><text:span text:style-name="T92">(</text:span><text:span text:style-name="T94">Supplementary</text:span><text:span text:style-name="T92"> Figure 1</text:span><text:span text:style-name="T95">A</text:span><text:span text:style-name="T92">)</text:span><text:span text:style-name="T98">.</text:span><text:span text:style-name="T92"> </text:span><text:span text:style-name="T97">A thread ratio is then </text:span><text:span text:style-name="T98">calculated, the ratio of read pairs in which one read maps outside of a TE in either the downstream or upsteram direction. </text:span><text:span text:style-name="T99">A high thread ratio distinguishes TE-initiation events from TE-exonizations, that is to say, if a TE initiates transcription then there should exist a strong bias </text:span><text:span text:style-name="T102">towards</text:span><text:span text:style-name="T99"> the </text:span><text:span text:style-name="T102">number of reads-pairs downstream of the element (Supplmentary Figure 1B). </text:span></text:p>
      <text:p text:style-name="P60"/>
      <text:p text:style-name="P61">For <text:span text:style-name="T178">the</text:span> <text:span text:style-name="T178">detection of</text:span> TE-<text:span text:style-name="T178">initiated</text:span> transcripts of biological significance further restrictions <text:span text:style-name="T178">were imposed</text:span>. <text:soft-page-break/><text:span text:style-name="T178">Single exon contigs were excluded from the analysis. To quickly discard rare TE-initiated isoforms when an alternative isoform exists, the TE contribution was estimated as the peak coverage within the TE divided by the peak coverage of it's interacting exon (Supplementary Figure 1C).</text:span></text:p>
      <text:p text:style-name="P61"/>
      <text:p text:style-name="P61"/>
      <text:p text:style-name="P61"/>
      <text:p text:style-name="P61"><text:span text:style-name="T64">Manual inspection of the sequencing data and comparison with supporting ENCODE ChIP-seq and CAGE data le</text:span></text:p>
      <text:p text:style-name="P3"><text:span text:style-name="T153">Materials &amp; </text:span>Methods</text:p>
      <text:p text:style-name="P3"/>
      <text:p text:style-name="P35">Data Sets</text:p>
      <text:p text:style-name="P44"><text:span text:style-name="T131">ENCODE </text:span><text:span text:style-name="T132">training </text:span><text:span text:style-name="T130">RNAseq </text:span><text:span text:style-name="T131">fastq </text:span><text:span text:style-name="T132">files</text:span><text:span text:style-name="T131"> was downloaded</text:span><text:span text:style-name="T130"> from the UCSC ENCODE ftp site. </text:span><text:span text:style-name="T132">Hodgkins Lyphoma, primary B-cell and primary mediastinal Large B-cell lymphoma bam files were converted to fastq for re-analysis by LIONS. </text:span><text:span text:style-name="T133">Accession details can be found in Supplementary Table 1. </text:span><text:span text:style-name="T135">Whole cell poly-A+</text:span><text:span text:style-name="T133"> </text:span><text:span text:style-name="T134">CAGE </text:span><text:span text:style-name="T135">TSS</text:span><text:span text:style-name="T134"> hidden markov model</text:span><text:span text:style-name="T135"> predictions for K562, GM12878 and H1 were downloaded from the UCSC genome </text:span><text:span text:style-name="T136">browser</text:span><text:span text:style-name="T135">.</text:span></text:p>
      <text:p text:style-name="P44"/>
      <text:p text:style-name="P36">Detecting <text:span text:style-name="T160">TE-initiated</text:span> transcription</text:p>
      <text:p text:style-name="P33"/>
      <text:p text:style-name="P38">Evaluation of LIONS</text:p>
      <text:p text:style-name="P12"/>
      <text:p text:style-name="P14"><text:span text:style-name="T59">M</text:span><text:span text:style-name="T55">olecular Validation</text:span></text:p>
      <text:p text:style-name="P3">Results</text:p>
      <text:p text:style-name="P3"/>
      <text:p text:style-name="P39">ENCODE</text:p>
      <text:p text:style-name="P39"/>
      <text:p text:style-name="P4">Discussion</text:p>
      <text:p text:style-name="P4"/>
      <text:p text:style-name="P34">Limitations of LIONS</text:p>
      <text:p text:style-name="P29"/>
      <text:p text:style-name="P23"><text:span text:style-name="T154">- </text:span><text:span text:style-name="T156">Bidirectionally active promoters with non-stranded RNAseq</text:span></text:p>
      <text:p text:style-name="P23"><text:span text:style-name="T156">* </text:span><text:span text:style-name="T158">Proportion of TEs which are bidirectional by CAGE</text:span></text:p>
      <text:p text:style-name="P30">* Proportion of bidirectional TEs which were and were not detected by LIONS</text:p>
      <text:p text:style-name="P30"><text:tab/></text:p>
      <text:p text:style-name="P28">- Transcriptionally complex loci</text:p>
      <text:p text:style-name="P10"/>
      <text:p text:style-name="P32">Further <text:span text:style-name="T162">Development of LIONS</text:span></text:p>
      <text:p text:style-name="P32"/>
      <text:p text:style-name="Standard"><text:span text:style-name="T124">The preceding principals of local RNA sequencing analysis to distinguish TEs in which transcription initiates from exonization or termination can also be seen as a specific-case of the </text:span><text:span text:style-name="T62">ab initio </text:span><text:span text:style-name="T124">RNA-seq assembly problem. Local calculations used in LIONS, namely read threading and upstream coverage could be generalized to the entire genome. Further refinement of these methods (such as inclusion of aligned-strand bias measures</text:span><text:reference-mark-start text:name="ZOTERO_ITEM CSL_CITATION {&quot;citationID&quot;:&quot;cphdf4mlp&quot;,&quot;properties&quot;:{&quot;formattedCitation&quot;:&quot;(17)&quot;,&quot;plainCitation&quot;:&quot;(17)&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PMID&quot;:&quot;19181841&quot;,&quot;PMCID&quot;:&quot;PMC2665784&quot;}}],&quot;schema&quot;:&quot;https://github.com/citation-style-language/schema/raw/master/csl-citation.json&quot;} RNDJ05Kun8wGI"/><text:span text:style-name="T124">(17)</text:span><text:reference-mark-end text:name="ZOTERO_ITEM CSL_CITATION {&quot;citationID&quot;:&quot;cphdf4mlp&quot;,&quot;properties&quot;:{&quot;formattedCitation&quot;:&quot;(17)&quot;,&quot;plainCitation&quot;:&quot;(17)&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PMID&quot;:&quot;19181841&quot;,&quot;PMCID&quot;:&quot;PMC2665784&quot;}}],&quot;schema&quot;:&quot;https://github.com/citation-style-language/schema/raw/master/csl-citation.json&quot;} RNDJ05Kun8wGI"/><text:span text:style-name="T124">), possibly based on a Hidden Markov Model </text:span><text:span text:style-name="T125">trained </text:span><text:span text:style-name="T124">to detect the molecular </text:span><text:span text:style-name="T125">signature</text:span><text:span text:style-name="T124"> of TSSs could be used </text:span><text:span text:style-name="T125">to improve the accuracy of transcript assembly.</text:span></text:p>
      <text:p text:style-name="Standard"/>
      <text:p text:style-name="Standard"><text:span text:style-name="T125">T</text:span><text:span text:style-name="T127">he </text:span><text:span text:style-name="T126">focus of the</text:span><text:span text:style-name="T127"> LIONS </text:span><text:span text:style-name="T126">suite on transcriptional initiation is the low-hanging fruit for TE-gene interactions. Additional analysis of the lions clusters may quickly yield TE sets which are incorporated </text:span><text:soft-page-break/><text:span text:style-name="T126">into transcripts, such as TE-derived splice acceptors and donors in the newly classified characterized exitrons. </text:span><text:reference-mark-start text:name="ZOTERO_ITEM CSL_CITATION {&quot;citationID&quot;:&quot;nri4rf1oo&quot;,&quot;properties&quot;:{&quot;formattedCitation&quot;:&quot;(18)&quot;,&quot;plainCitation&quot;:&quot;(18)&quot;},&quot;citationItems&quot;:[{&quot;id&quot;:751,&quot;uris&quot;:[&quot;http://zotero.org/users/607191/items/CIIW98AW&quot;],&quot;uri&quot;:[&quot;http://zotero.org/users/607191/items/CIIW98AW&quot;],&quot;itemData&quot;:{&quot;id&quot;:751,&quot;type&quot;:&quot;article-journal&quot;,&quot;title&quot;:&quot;Enter exitrons&quot;,&quot;container-title&quot;:&quot;Genome Biology&quot;,&quot;page&quot;:&quot;136&quot;,&quot;volume&quot;:&quot;16&quot;,&quot;issue&quot;:&quot;1&quot;,&quot;source&quot;:&quot;www.genomebiology.com&quot;,&quot;abstract&quot;:&quot;PMID: 26149172&quot;,&quot;DOI&quot;:&quot;10.1186/s13059-015-0704-3&quot;,&quot;ISSN&quot;:&quot;1465-6906&quot;,&quot;note&quot;:&quot;PMID: 26149172&quot;,&quot;language&quot;:&quot;en&quot;,&quot;author&quot;:[{&quot;family&quot;:&quot;Staiger&quot;,&quot;given&quot;:&quot;Dorothee&quot;},{&quot;family&quot;:&quot;Simpson&quot;,&quot;given&quot;:&quot;Gordon G.&quot;}],&quot;issued&quot;:{&quot;date-parts&quot;:[[&quot;2015&quot;,7,7]]},&quot;PMID&quot;:&quot;26149172&quot;}}],&quot;schema&quot;:&quot;https://github.com/citation-style-language/schema/raw/master/csl-citation.json&quot;} RND2LbR3fji8s"/><text:span text:style-name="T126">(18)</text:span><text:reference-mark-end text:name="ZOTERO_ITEM CSL_CITATION {&quot;citationID&quot;:&quot;nri4rf1oo&quot;,&quot;properties&quot;:{&quot;formattedCitation&quot;:&quot;(18)&quot;,&quot;plainCitation&quot;:&quot;(18)&quot;},&quot;citationItems&quot;:[{&quot;id&quot;:751,&quot;uris&quot;:[&quot;http://zotero.org/users/607191/items/CIIW98AW&quot;],&quot;uri&quot;:[&quot;http://zotero.org/users/607191/items/CIIW98AW&quot;],&quot;itemData&quot;:{&quot;id&quot;:751,&quot;type&quot;:&quot;article-journal&quot;,&quot;title&quot;:&quot;Enter exitrons&quot;,&quot;container-title&quot;:&quot;Genome Biology&quot;,&quot;page&quot;:&quot;136&quot;,&quot;volume&quot;:&quot;16&quot;,&quot;issue&quot;:&quot;1&quot;,&quot;source&quot;:&quot;www.genomebiology.com&quot;,&quot;abstract&quot;:&quot;PMID: 26149172&quot;,&quot;DOI&quot;:&quot;10.1186/s13059-015-0704-3&quot;,&quot;ISSN&quot;:&quot;1465-6906&quot;,&quot;note&quot;:&quot;PMID: 26149172&quot;,&quot;language&quot;:&quot;en&quot;,&quot;author&quot;:[{&quot;family&quot;:&quot;Staiger&quot;,&quot;given&quot;:&quot;Dorothee&quot;},{&quot;family&quot;:&quot;Simpson&quot;,&quot;given&quot;:&quot;Gordon G.&quot;}],&quot;issued&quot;:{&quot;date-parts&quot;:[[&quot;2015&quot;,7,7]]},&quot;PMID&quot;:&quot;26149172&quot;}}],&quot;schema&quot;:&quot;https://github.com/citation-style-language/schema/raw/master/csl-citation.json&quot;} RND2LbR3fji8s"/><text:span text:style-name="T126"> Anecdotally, one of the largest difficulties in developing LIONS was distinguishing the true initiation events from exitron-like events which occurred with TE.</text:span></text:p>
      <text:p text:style-name="Standard"/>
      <text:p text:style-name="P43"><text:span text:style-name="T126">T</text:span><text:span text:style-name="T123">he source code for all LIONS components </text:span><text:span text:style-name="T128">are</text:span><text:span text:style-name="T123"> available at </text:span><text:a xlink:type="simple" xlink:href="http://www.github.com/ababaian/LIONS">www.github.com/ababaian/LIONS</text:a><text:span text:style-name="T123"> </text:span><text:span text:style-name="T128">and all analyses are based on a standard .lions output file. Standardization was performed to encourage users to share </text:span><text:span text:style-name="T129">down-stream </text:span><text:span text:style-name="T128">analysis scripts such that graphs and statistics of TEs </text:span><text:span text:style-name="T129">could be</text:span><text:span text:style-name="T128"> reproducible and </text:span><text:span text:style-name="T129">applied to different</text:span><text:span text:style-name="T128"> data-sets </text:span><text:span text:style-name="T129">quickly</text:span><text:span text:style-name="T128">.</text:span></text:p>
      <text:p text:style-name="P25"/>
      <text:p text:style-name="P24"><text:span text:style-name="T155">- </text:span><text:span text:style-name="T157">Cross-species comparisons</text:span></text:p>
      <text:p text:style-name="P31"/>
      <text:p text:style-name="P37"/>
      <text:p text:style-name="P32">The LTR as a biomarker</text:p>
      <text:p text:style-name="P32"/>
      <text:p text:style-name="P32">- <text:span text:style-name="T161">onco-expatation hypothesis</text:span></text:p>
      <text:p text:style-name="P53">References</text:p>
      <text:p text:style-name="P16"/>
      <text:p text:style-name="P50">Figure 1: <text:span text:style-name="T137">Schematic of the LIONS workflow</text:span></text:p>
      <text:p text:style-name="P9"/>
      <text:p text:style-name="Standard"><text:span text:style-name="T45">The workflow for LIONS is divided into two main components. </text:span><text:span text:style-name="T149">A)</text:span><text:span text:style-name="T45"> </text:span><text:span text:style-name="T46">'East Lion'</text:span><text:span text:style-name="T45"> </text:span><text:span text:style-name="T47">analyzes individual transcriptomes starting with i) a .bam file(s) of paired-end reads, a reference genome, a RepeatMasker annotation and a reference set of protein coding genes. The reads are aligned to the genome with the spliced read mapper </text:span><text:span text:style-name="T107">Tophat2 </text:span><text:reference-mark-start text:name="ZOTERO_ITEM CSL_CITATION {&quot;citationID&quot;:&quot;1hrivtctsi&quot;,&quot;properties&quot;:{&quot;formattedCitation&quot;:&quot;(15)&quot;,&quot;plainCitation&quot;:&quot;(15)&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qQdiByWOmv"/><text:span text:style-name="T107">(15)</text:span><text:reference-mark-end text:name="ZOTERO_ITEM CSL_CITATION {&quot;citationID&quot;:&quot;1hrivtctsi&quot;,&quot;properties&quot;:{&quot;formattedCitation&quot;:&quot;(15)&quot;,&quot;plainCitation&quot;:&quot;(15)&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qQdiByWOmv"/><text:span text:style-name="T107"> and an </text:span><text:span text:style-name="T60">ab initio </text:span><text:span text:style-name="T107">transcriptome is assembled with Cufflinks. </text:span><text:reference-mark-start text:name="ZOTERO_ITEM CSL_CITATION {&quot;citationID&quot;:&quot;khjbhmgeu&quot;,&quot;properties&quot;:{&quot;formattedCitation&quot;:&quot;(19)&quot;,&quot;plainCitation&quot;:&quot;(19)&quot;},&quot;citationItems&quot;:[{&quot;id&quot;:668,&quot;uris&quot;:[&quot;http://zotero.org/users/607191/items/T87W35PR&quot;],&quot;uri&quot;:[&quot;http://zotero.org/users/607191/items/T87W35PR&quot;],&quot;itemData&quot;:{&quot;id&quot;:668,&quot;type&quot;:&quot;article-journal&quot;,&quot;title&quot;:&quot;Transcript assembly and quantification by RNA-Seq reveals unannotated transcripts and isoform switching during cell differentiation&quot;,&quot;container-title&quot;:&quot;Nature Biotechnology&quot;,&quot;page&quot;:&quot;511-515&quot;,&quot;volume&quot;:&quot;28&quot;,&quot;issue&quot;:&quot;5&quot;,&quot;source&quot;:&quot;www.nature.com&quot;,&quot;abstract&quot;:&quot;High-throughput mRNA sequencing (RNA-Seq) promises simultaneous transcript discovery and abundance estimation. However, this would require algorithms that are not restricted by prior gene annotations and that account for alternative transcription and splicing. Here we introduce such algorithms in an open-source software program called Cufflinks. To test Cufflinks, we sequenced and analyzed &gt;430 million paired 75-bp RNA-Seq reads from a mouse myoblast cell line over a differentiation time series. We detected 13,692 known transcripts and 3,724 previously unannotated ones, 62% of which are supported by independent expression data or by homologous genes in other species. Over the time series, 330 genes showed complete switches in the dominant transcription start site (TSS) or splice isoform, and we observed more subtle shifts in 1,304 other genes. These results suggest that Cufflinks can illuminate the substantial regulatory flexibility and complexity in even this well-studied model of muscle development and that it can improve transcriptome-based genome annotation.&quot;,&quot;DOI&quot;:&quot;10.1038/nbt.1621&quot;,&quot;ISSN&quot;:&quot;1087-0156&quot;,&quot;journalAbbreviation&quot;:&quot;Nat Biotech&quot;,&quot;language&quot;:&quot;en&quot;,&quot;author&quot;:[{&quot;family&quot;:&quot;Trapnell&quot;,&quot;given&quot;:&quot;Cole&quot;},{&quot;family&quot;:&quot;Williams&quot;,&quot;given&quot;:&quot;Brian A.&quot;},{&quot;family&quot;:&quot;Pertea&quot;,&quot;given&quot;:&quot;Geo&quot;},{&quot;family&quot;:&quot;Mortazavi&quot;,&quot;given&quot;:&quot;Ali&quot;},{&quot;family&quot;:&quot;Kwan&quot;,&quot;given&quot;:&quot;Gordon&quot;},{&quot;family&quot;:&quot;van Baren&quot;,&quot;given&quot;:&quot;Marijke J.&quot;},{&quot;family&quot;:&quot;Salzberg&quot;,&quot;given&quot;:&quot;Steven L.&quot;},{&quot;family&quot;:&quot;Wold&quot;,&quot;given&quot;:&quot;Barbara J.&quot;},{&quot;family&quot;:&quot;Pachter&quot;,&quot;given&quot;:&quot;Lior&quot;}],&quot;issued&quot;:{&quot;date-parts&quot;:[[&quot;2010&quot;,5]]}}}],&quot;schema&quot;:&quot;https://github.com/citation-style-language/schema/raw/master/csl-citation.json&quot;} RNDVRFy689rDa"/><text:span text:style-name="T107">(19)</text:span><text:reference-mark-end text:name="ZOTERO_ITEM CSL_CITATION {&quot;citationID&quot;:&quot;khjbhmgeu&quot;,&quot;properties&quot;:{&quot;formattedCitation&quot;:&quot;(19)&quot;,&quot;plainCitation&quot;:&quot;(19)&quot;},&quot;citationItems&quot;:[{&quot;id&quot;:668,&quot;uris&quot;:[&quot;http://zotero.org/users/607191/items/T87W35PR&quot;],&quot;uri&quot;:[&quot;http://zotero.org/users/607191/items/T87W35PR&quot;],&quot;itemData&quot;:{&quot;id&quot;:668,&quot;type&quot;:&quot;article-journal&quot;,&quot;title&quot;:&quot;Transcript assembly and quantification by RNA-Seq reveals unannotated transcripts and isoform switching during cell differentiation&quot;,&quot;container-title&quot;:&quot;Nature Biotechnology&quot;,&quot;page&quot;:&quot;511-515&quot;,&quot;volume&quot;:&quot;28&quot;,&quot;issue&quot;:&quot;5&quot;,&quot;source&quot;:&quot;www.nature.com&quot;,&quot;abstract&quot;:&quot;High-throughput mRNA sequencing (RNA-Seq) promises simultaneous transcript discovery and abundance estimation. However, this would require algorithms that are not restricted by prior gene annotations and that account for alternative transcription and splicing. Here we introduce such algorithms in an open-source software program called Cufflinks. To test Cufflinks, we sequenced and analyzed &gt;430 million paired 75-bp RNA-Seq reads from a mouse myoblast cell line over a differentiation time series. We detected 13,692 known transcripts and 3,724 previously unannotated ones, 62% of which are supported by independent expression data or by homologous genes in other species. Over the time series, 330 genes showed complete switches in the dominant transcription start site (TSS) or splice isoform, and we observed more subtle shifts in 1,304 other genes. These results suggest that Cufflinks can illuminate the substantial regulatory flexibility and complexity in even this well-studied model of muscle development and that it can improve transcriptome-based genome annotation.&quot;,&quot;DOI&quot;:&quot;10.1038/nbt.1621&quot;,&quot;ISSN&quot;:&quot;1087-0156&quot;,&quot;journalAbbreviation&quot;:&quot;Nat Biotech&quot;,&quot;language&quot;:&quot;en&quot;,&quot;author&quot;:[{&quot;family&quot;:&quot;Trapnell&quot;,&quot;given&quot;:&quot;Cole&quot;},{&quot;family&quot;:&quot;Williams&quot;,&quot;given&quot;:&quot;Brian A.&quot;},{&quot;family&quot;:&quot;Pertea&quot;,&quot;given&quot;:&quot;Geo&quot;},{&quot;family&quot;:&quot;Mortazavi&quot;,&quot;given&quot;:&quot;Ali&quot;},{&quot;family&quot;:&quot;Kwan&quot;,&quot;given&quot;:&quot;Gordon&quot;},{&quot;family&quot;:&quot;van Baren&quot;,&quot;given&quot;:&quot;Marijke J.&quot;},{&quot;family&quot;:&quot;Salzberg&quot;,&quot;given&quot;:&quot;Steven L.&quot;},{&quot;family&quot;:&quot;Wold&quot;,&quot;given&quot;:&quot;Barbara J.&quot;},{&quot;family&quot;:&quot;Pachter&quot;,&quot;given&quot;:&quot;Lior&quot;}],&quot;issued&quot;:{&quot;date-parts&quot;:[[&quot;2010&quot;,5]]}}}],&quot;schema&quot;:&quot;https://github.com/citation-style-language/schema/raw/master/csl-citation.json&quot;} RNDVRFy689rDa"/><text:span text:style-name="T107"> </text:span><text:span text:style-name="T108">ii) These data are then analyzed per chimeric fragment cluster for transposable element </text:span><text:span text:style-name="T109">(TE)-</text:span><text:span text:style-name="T108">initiated transcripts (</text:span><text:span text:style-name="T110">S</text:span><text:span text:style-name="T108">upplementary </text:span><text:span text:style-name="T110">M</text:span><text:span text:style-name="T108">ethods and </text:span><text:span text:style-name="T110">S</text:span><text:span text:style-name="T108">upplementary </text:span><text:span text:style-name="T110">F</text:span><text:span text:style-name="T108">igure 1). </text:span><text:span text:style-name="T111">Briefly, fragment clusters consistent with transcriptional initiation (Orange) are enriched and those with passive exonization (Blue) or termination (not shown) are depleted. </text:span><text:span text:style-name="T112">iii) </text:span><text:span text:style-name="T109">The set of TE-initiated contigs are then intersected to reference set of protein coding genes and classified with respect to their intersection. Each transcriptome is analyzed independently and </text:span><text:span text:style-name="T113">a</text:span><text:span text:style-name="T114"> standard .lions </text:span><text:span text:style-name="T113">output </text:span><text:span text:style-name="T114">file </text:span><text:span text:style-name="T113">is generated</text:span><text:span text:style-name="T114">. </text:span><text:span text:style-name="T122">B)</text:span><text:span text:style-name="T114"> </text:span><text:span text:style-name="T115">'West Lion' performs set analysis on the</text:span><text:span text:style-name="T114"> .lions files. </text:span><text:span text:style-name="T116">Transcriptomes</text:span><text:span text:style-name="T117"> are biologically </text:span><text:span text:style-name="T114">grouped and analyzed </text:span><text:span text:style-name="T118">individually and as part of a biological group (i.e. cancer vs. normal samples).</text:span></text:p>
      <text:p text:style-name="P51"><text:span text:style-name="T66">Supplementary </text:span><text:span text:style-name="T65">F</text:span><text:span text:style-name="T64">igure </text:span><text:span text:style-name="T66">1</text:span><text:span text:style-name="T103">: Chimeric Fragment Clustering in LIONS</text:span></text:p>
      <text:p text:style-name="P5"/>
      <text:p text:style-name="P22">The analysis space of LIONS is all <text:span text:style-name="T139">Repeat-Exon</text:span> combinations for which there exists <text:span text:style-name="T139">a chimeric fragment; paired-end sequencing reads in </text:span>which one read intersects a repeat and the <text:span text:style-name="T141">read pair</text:span> intersects an <text:span text:style-name="T140">exon from the assembly</text:span>. <text:span text:style-name="T141">Chimeric fragments can be yielded from an RNA molecule in three cases; i) TE-intiated transcripts (Repeat A:Exon 1 and Repeat B:Exon 2); ii) TE exonization in a transcript, either as a repeat is contained within an exon or the repeat is at an exon splice site (Repeat C:Exon 1,2 and 3) or iii) TE terminated transcripts (Repeat E:Exon 3). Each chimeric fragment cluster then is classified as either initiating a transcript or not based on local statistics for each repeat and exon pair such as; Repeat-Exon intersection, Exon and Repeat expression level, adjacent exon expression levels and read threading (Supplementary Figure 2).</text:span></text:p>
      <text:p text:style-name="P52">Supplementary Figure 2:<text:span text:style-name="T17"> </text:span><text:span text:style-name="T18">Calculated values for </text:span><text:span text:style-name="T17">LIONS classification</text:span></text:p>
      <text:p text:style-name="P6"/>
      <text:p text:style-name="P42"><text:span text:style-name="T18">To distinguish transposable element (TE)-</text:span><text:span text:style-name="T19">initiated</text:span><text:span text:style-name="T18"> transcripts from TE exonizations or TE-terminated transcripts several local values are calculate</text:span><text:span text:style-name="T19">d </text:span><text:span text:style-name="T21">for each chimeric fragment cluster</text:span><text:span text:style-name="T19">. </text:span><text:span text:style-name="T142">A)</text:span><text:span text:style-name="T19"> </text:span><text:span text:style-name="T20">The</text:span><text:span text:style-name="T22"> position of the TE (orange) relative to the exon (dark gray). Cases in which the TE is upstream, on the upstream edge, contained within the exon or contains the exon are considered for TE-initiation (highlighted green). </text:span><text:span text:style-name="T143">B)</text:span><text:span text:style-name="T22"> The thread ratio for a TE considers direction bias in sequencing read pairs going upstream or downstream relative to the interacting exon. Upstream threads (red) are read pairs in which one read maps to within </text:span><text:span text:style-name="T23">the</text:span><text:span text:style-name="T22"> TE and the pair maps upstream of the TE. Downstream threads </text:span><text:span text:style-name="T24">(blue)</text:span><text:span text:style-name="T22"> </text:span><text:span text:style-name="T24">are the converse to upstream threads while read pairs with both reads internal to the TE are not counted (gray). The thread ratio is the number of downstream threads divided by the number of upstream threads, or set to the cut-off threshold when no upstream threads are present </text:span><text:span text:style-name="T25">for inclusion. </text:span><text:span text:style-name="T144">C)</text:span><text:span text:style-name="T26"> </text:span><text:span text:style-name="T27">The contribution score is an approximation </text:span><text:span text:style-name="T28">of </text:span><text:span text:style-name="T29">the TE </text:span><text:span text:style-name="T28">promoter contribution </text:span><text:span text:style-name="T29">to the expression of downstream exons</text:span><text:span text:style-name="T28"> for </text:span><text:span text:style-name="T29">alternative or </text:span><text:span text:style-name="T28">unassembled </text:span><text:span text:style-name="T29">TE promoter. The maximum coverage within </text:span><text:span text:style-name="T30">the TE, 28 reads, is divided by the maximum coverage within the interacting exon (exon 2), 44 reads, to yield an approximate contribution for the TE-exon interaction, 0.636. </text:span><text:span text:style-name="T145">D) </text:span><text:span text:style-name="T32">The</text:span><text:span text:style-name="T31"> </text:span><text:span text:style-name="T32">read coverage for the 50 bp immediately upstream of the TE is divided by the coverage of the TE itself to measure the background level of transcription at this loci. </text:span><text:span text:style-name="T146">i.</text:span><text:span text:style-name="T32"> </text:span><text:span text:style-name="T33">A </text:span><text:span text:style-name="T32">Loci with low levels of transcriptional readthrough </text:span><text:span text:style-name="T33">but a potential initiation site present within the TE. </text:span><text:span text:style-name="T147">ii.</text:span><text:span text:style-name="T33"> I</text:span><text:span text:style-name="T32">n contrast,</text:span><text:span text:style-name="T146"> </text:span><text:span text:style-name="T32">a</text:span><text:span text:style-name="T146"> </text:span><text:span text:style-name="T32">loci </text:span><text:span text:style-name="T33">in which there is an apparent gain of coverage within the LINE element but could be due to poor mapping quality at the 5' end of this LINE element. </text:span><text:span text:style-name="T148">E) </text:span><text:span text:style-name="T34">Chimeric fragment subclassification of whether a read intersects only a repeat (R), only an exon (E) or both (D). Chimeric fragments can thus be classified as DR, DD,DE or ER fragments. </text:span><text:span text:style-name="T35">The ratio between the classifications can be used as a stringency cutoff for improving LIONS classification specificity. </text:span><text:span text:style-name="T36">Taken together these values form the basis for LIONS classification of TE-initiated transcripts and are fed into the the sorting algorithms (Supplementry Figure 3).</text:span></text:p>
      <text:p text:style-name="P49"><text:span text:style-name="T121">Supplementary Figure 3:</text:span><text:span text:style-name="T104"> </text:span><text:span text:style-name="T105">Chimeric Fragment Clusters </text:span><text:span text:style-name="T106">Sorting Algorithm for TE-initiated Transcripts</text:span></text:p>
      <text:p text:style-name="P26"/>
      <text:p text:style-name="P27"><text:span text:style-name="T5">F</text:span><text:span text:style-name="T4">or each </text:span><text:span text:style-name="T7">Transposable Element (</text:span><text:span text:style-name="T4">TE</text:span><text:span text:style-name="T7">)</text:span><text:span text:style-name="T4">-Exon </text:span><text:span text:style-name="T6">pair</text:span><text:span text:style-name="T4"> for which there exists </text:span><text:span text:style-name="T6">chimeric fragment support, LIONS </text:span><text:span text:style-name="T7">sorts </text:span><text:span text:style-name="T8">TE-initiated transcripts from TE exonizations or TE-terminated transcripts. </text:span><text:span text:style-name="T9">Default parameters are shown but can be manually </text:span><text:span text:style-name="T10">changed </text:span><text:span text:style-name="T11">by the user. </text:span><text:span text:style-name="T12">Chimeric fragment clusters are </text:span><text:span text:style-name="T37">filtered for those in which the assembled transript has greater than one exon, then</text:span><text:span text:style-name="T12"> </text:span><text:span text:style-name="T37">striated</text:span><text:span text:style-name="T12"> by the TE-exon intersection and then sub-sorted with different cut-offs; </text:span><text:span text:style-name="T13">number of chimeric fragments, thread ratios for the TE, contribution of the TE-promoter to overall transcript levels, read coverage upstream of the repeat </text:span><text:span text:style-name="T15">and the exons number within the assembled transcript</text:span><text:span text:style-name="T13">.</text:span><text:span text:style-name="T14"> </text:span><text:span text:style-name="T16">Separate cut-offs are necessary for different intersection cases to </text:span><text:span text:style-name="T38">deplete</text:span><text:span text:style-name="T16"> with the variety of non-initiation cases </text:span><text:span text:style-name="T39">which arise. </text:span><text:span text:style-name="T40">Final output of the sorting algorithm is the standard .lions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9T18:27:12.126420622</meta:creation-date>
    <dc:date>2015-07-28T11:26:58.225524472</dc:date>
    <meta:editing-duration>P4DT13H45M4S</meta:editing-duration>
    <meta:editing-cycles>279</meta:editing-cycles>
    <meta:generator>LibreOffice/4.2.8.2$Linux_X86_64 LibreOffice_project/420m0$Build-2</meta:generator>
    <meta:document-statistic meta:table-count="0" meta:image-count="0" meta:object-count="0" meta:page-count="10" meta:paragraph-count="59" meta:word-count="2232" meta:character-count="14979" meta:non-whitespace-character-count="12800"/>
    <meta:user-defined meta:name="ZOTERO_PREF_1">&lt;data data-version="3" zotero-version="4.0.27.5"&gt;&lt;session id="kRq8CpOK"/&gt;&lt;style id="http://www.zotero.org/styles/vancouver" hasBibliography="1" bibliographyStyleHasBeenSet="0"/&gt;&lt;prefs&gt;&lt;pref name="fieldType" value="ReferenceMark"/&gt;&lt;pref name="storeReferenc</meta:user-defined>
    <meta:user-defined meta:name="ZOTERO_PREF_2">es" value="true"/&gt;&lt;pref name="automaticJournalAbbreviations" value="true"/&gt;&lt;pref name="noteType" value=""/&gt;&lt;/prefs&gt;&lt;/data&gt;</meta:user-defined>
  </office:meta>
</office:document-meta>
</file>